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10 Pitch" svg:font-family="'Courier 10 Pitch', Courier, monospace, 'Courier New'"/>
    <style:font-face style:name="monospace" svg:font-family="monospace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5.094cm" fo:margin-left="6.181cm" table:align="left"/>
    </style:style>
    <style:style style:name="Tabela1.A" style:family="table-column">
      <style:table-column-properties style:column-width="5.094cm"/>
    </style:style>
    <style:style style:name="Tabela1.A1" style:family="table-cell">
      <style:table-cell-properties style:vertical-align="middle" fo:padding="0.049cm" fo:border="0.05pt solid #000000"/>
    </style:style>
    <style:style style:name="P1" style:family="paragraph" style:parent-style-name="Header">
      <style:text-properties officeooo:rsid="0005ab98" officeooo:paragraph-rsid="0005ab98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weight="bold" officeooo:paragraph-rsid="0005ab98" style:font-weight-asian="bold" style:font-weight-complex="bold" loext:padding="0cm" loext:border="none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weight="bold" officeooo:rsid="000d1f0b" officeooo:paragraph-rsid="000d1f0b" style:font-weight-asian="bold" style:font-weight-complex="bold" loext:padding="0cm" loext:border="none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weight="bold" officeooo:rsid="000d1f0b" officeooo:paragraph-rsid="0032e38d" style:font-weight-asian="bold" style:font-weight-complex="bold" loext:padding="0cm" loext:border="none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weight="bold" officeooo:rsid="000d1f0b" officeooo:paragraph-rsid="003b45b1" style:font-weight-asian="bold" style:font-weight-complex="bold" loext:padding="0cm" loext:border="none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weight="bold" officeooo:rsid="000d1f0b" officeooo:paragraph-rsid="009f4e1e" style:font-weight-asian="bold" style:font-weight-complex="bold" loext:padding="0cm" loext:border="none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weight="normal" officeooo:rsid="000d1f0b" officeooo:paragraph-rsid="000d1f0b" style:font-weight-asian="normal" style:font-weight-complex="normal" loext:padding="0cm" loext:border="none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weight="normal" officeooo:rsid="000d1f0b" officeooo:paragraph-rsid="00620f32" style:font-weight-asian="normal" style:font-weight-complex="normal" loext:padding="0cm" loext:border="none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weight="normal" officeooo:rsid="000d1f0b" officeooo:paragraph-rsid="006bd6bd" style:font-weight-asian="normal" style:font-weight-complex="normal" loext:padding="0cm" loext:border="none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weight="normal" officeooo:rsid="000d1f0b" officeooo:paragraph-rsid="007c4cfc" style:font-weight-asian="normal" style:font-weight-complex="normal" loext:padding="0cm" loext:border="none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weight="normal" officeooo:rsid="00196f56" officeooo:paragraph-rsid="00196f56" style:font-weight-asian="normal" style:font-weight-complex="normal" loext:padding="0cm" loext:border="none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weight="normal" officeooo:rsid="00196f56" officeooo:paragraph-rsid="0023bf0a" style:font-weight-asian="normal" style:font-weight-complex="normal" loext:padding="0cm" loext:border="none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weight="normal" officeooo:rsid="00196f56" officeooo:paragraph-rsid="0025c9f9" style:font-weight-asian="normal" style:font-weight-complex="normal" loext:padding="0cm" loext:border="none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weight="normal" officeooo:rsid="00196f56" officeooo:paragraph-rsid="002aac45" style:font-weight-asian="normal" style:font-weight-complex="normal" loext:padding="0cm" loext:border="none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weight="normal" officeooo:rsid="00196f56" officeooo:paragraph-rsid="002f9940" style:font-weight-asian="normal" style:font-weight-complex="normal" loext:padding="0cm" loext:border="none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weight="normal" officeooo:rsid="0032e38d" officeooo:paragraph-rsid="0032e38d" style:font-weight-asian="normal" style:font-weight-complex="normal" loext:padding="0cm" loext:border="none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weight="normal" officeooo:rsid="0032e38d" officeooo:paragraph-rsid="003898ce" style:font-weight-asian="normal" style:font-weight-complex="normal" loext:padding="0cm" loext:border="none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weight="normal" officeooo:rsid="0040a2b4" officeooo:paragraph-rsid="0040a2b4" style:font-weight-asian="normal" style:font-weight-complex="normal" loext:padding="0cm" loext:border="none"/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weight="normal" officeooo:rsid="0046e763" officeooo:paragraph-rsid="005177eb" style:font-weight-asian="normal" style:font-weight-complex="normal" loext:padding="0cm" loext:border="none"/>
    </style:style>
    <style:style style:name="P20" style:family="paragraph" style:parent-style-name="Text_20_body">
      <style:paragraph-properties fo:text-align="justify" style:justify-single-word="false"/>
      <style:text-properties style:font-name="Times New Roman" fo:font-weight="normal" officeooo:rsid="005177eb" officeooo:paragraph-rsid="005177eb" style:font-weight-asian="normal" style:font-weight-complex="normal" loext:padding="0cm" loext:border="none"/>
    </style:style>
    <style:style style:name="P21" style:family="paragraph" style:parent-style-name="Text_20_body">
      <style:paragraph-properties fo:text-align="justify" style:justify-single-word="false"/>
      <style:text-properties style:font-name="Times New Roman" fo:font-weight="normal" officeooo:rsid="00543740" officeooo:paragraph-rsid="0058ed17" style:font-weight-asian="normal" style:font-weight-complex="normal" loext:padding="0cm" loext:border="none"/>
    </style:style>
    <style:style style:name="P22" style:family="paragraph" style:parent-style-name="Text_20_body">
      <style:paragraph-properties fo:text-align="justify" style:justify-single-word="false"/>
      <style:text-properties style:font-name="Times New Roman" fo:font-weight="normal" officeooo:rsid="00579083" officeooo:paragraph-rsid="00579083" style:font-weight-asian="normal" style:font-weight-complex="normal" loext:padding="0cm" loext:border="none"/>
    </style:style>
    <style:style style:name="P23" style:family="paragraph" style:parent-style-name="Text_20_body">
      <style:paragraph-properties fo:text-align="justify" style:justify-single-word="false"/>
      <style:text-properties style:font-name="Times New Roman" fo:font-weight="normal" officeooo:rsid="005a78b0" officeooo:paragraph-rsid="005a78b0" style:font-weight-asian="normal" style:font-weight-complex="normal" loext:padding="0cm" loext:border="none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weight="normal" officeooo:rsid="0090a62b" officeooo:paragraph-rsid="0090a62b" style:font-weight-asian="normal" style:font-weight-complex="normal" loext:padding="0cm" loext:border="none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weight="normal" officeooo:rsid="0097171e" officeooo:paragraph-rsid="0097171e" style:font-weight-asian="normal" style:font-weight-complex="normal" loext:padding="0cm" loext:border="none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weight="normal" officeooo:rsid="0097171e" officeooo:paragraph-rsid="00ba7238" style:font-weight-asian="normal" style:font-weight-complex="normal" loext:padding="0cm" loext:border="none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weight="normal" officeooo:rsid="00b326c6" officeooo:paragraph-rsid="00b326c6" style:font-weight-asian="normal" style:font-weight-complex="normal" loext:padding="0cm" loext:border="none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weight="normal" officeooo:paragraph-rsid="00111b54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language="pt" fo:country="BR" fo:font-weight="bold" officeooo:paragraph-rsid="0005ab98" style:font-weight-asian="bold" style:font-weight-complex="bold" loext:padding="0cm" loext:border="none"/>
    </style:style>
    <style:style style:name="P30" style:family="paragraph" style:parent-style-name="Text_20_body">
      <style:paragraph-properties fo:text-align="center" style:justify-single-word="false"/>
      <style:text-properties style:font-name="Times New Roman" fo:language="pt" fo:country="BR" fo:font-weight="bold" officeooo:rsid="001b9056" officeooo:paragraph-rsid="001b9056" style:font-weight-asian="bold" style:font-weight-complex="bold" loext:padding="0cm" loext:border="none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language="pt" fo:country="BR" fo:font-weight="bold" officeooo:rsid="000d1f0b" officeooo:paragraph-rsid="0032e38d" style:font-weight-asian="bold" style:font-weight-complex="bold" loext:padding="0cm" loext:border="none"/>
    </style:style>
    <style:style style:name="P32" style:family="paragraph" style:parent-style-name="Text_20_body">
      <style:paragraph-properties fo:text-align="center" style:justify-single-word="false"/>
      <style:text-properties style:font-name="Times New Roman" fo:language="pt" fo:country="BR" fo:font-weight="bold" officeooo:rsid="001caab9" officeooo:paragraph-rsid="000d1f0b" style:font-weight-asian="bold" style:font-weight-complex="bold" loext:padding="0cm" loext:border="none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language="pt" fo:country="BR" fo:font-weight="bold" officeooo:rsid="00bbeb2d" officeooo:paragraph-rsid="00bbeb2d" style:font-weight-asian="bold" style:font-weight-complex="bold" loext:padding="0cm" loext:border="none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0ea818" officeooo:paragraph-rsid="000ea818" style:font-weight-asian="normal" style:font-weight-complex="normal" loext:padding="0cm" loext:border="none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0d1f0b" officeooo:paragraph-rsid="000d1f0b" style:font-weight-asian="normal" style:font-weight-complex="normal" loext:padding="0cm" loext:border="none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0d1f0b" officeooo:paragraph-rsid="0032e38d" style:font-weight-asian="normal" style:font-weight-complex="normal" loext:padding="0cm" loext:border="none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0d1f0b" officeooo:paragraph-rsid="003b45b1" style:font-weight-asian="normal" style:font-weight-complex="normal" loext:padding="0cm" loext:border="none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0d1f0b" officeooo:paragraph-rsid="0079ff9d" style:font-weight-asian="normal" style:font-weight-complex="normal" loext:padding="0cm" loext:border="none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0d1f0b" officeooo:paragraph-rsid="007a9ef2" style:font-weight-asian="normal" style:font-weight-complex="normal" loext:padding="0cm" loext:border="none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0d1f0b" officeooo:paragraph-rsid="007b7f88" style:font-weight-asian="normal" style:font-weight-complex="normal" loext:padding="0cm" loext:border="none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103aec" officeooo:paragraph-rsid="00103aec" style:font-weight-asian="normal" style:font-weight-complex="normal" loext:padding="0cm" loext:border="none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196f56" officeooo:paragraph-rsid="00196f56" style:font-weight-asian="normal" style:font-weight-complex="normal" loext:padding="0cm" loext:border="none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22e080" officeooo:paragraph-rsid="0031ff35" style:font-weight-asian="normal" style:font-weight-complex="normal" loext:padding="0cm" loext:border="none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2aac45" officeooo:paragraph-rsid="002aac45" style:font-weight-asian="normal" style:font-weight-complex="normal" loext:padding="0cm" loext:border="none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3898ce" officeooo:paragraph-rsid="003898ce" style:font-weight-asian="normal" style:font-weight-complex="normal" loext:padding="0cm" loext:border="none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32e38d" officeooo:paragraph-rsid="0032e38d" style:font-weight-asian="normal" style:font-weight-complex="normal" loext:padding="0cm" loext:border="none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32e38d" officeooo:paragraph-rsid="0040a2b4" style:font-weight-asian="normal" style:font-weight-complex="normal" loext:padding="0cm" loext:border="none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32e38d" officeooo:paragraph-rsid="003b45b1" style:font-weight-asian="normal" style:font-weight-complex="normal" loext:padding="0cm" loext:border="none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32e38d" officeooo:paragraph-rsid="007c4cfc" style:font-weight-asian="normal" style:font-weight-complex="normal" loext:padding="0cm" loext:border="none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32e38d" officeooo:paragraph-rsid="007e03e9" style:font-weight-asian="normal" style:font-weight-complex="normal" loext:padding="0cm" loext:border="none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40a2b4" officeooo:paragraph-rsid="0040a2b4" style:font-weight-asian="normal" style:font-weight-complex="normal" loext:padding="0cm" loext:border="none"/>
    </style:style>
    <style:style style:name="P52" style:family="paragraph" style:parent-style-name="Text_20_body">
      <style:paragraph-properties fo:text-align="center" style:justify-single-word="false"/>
      <style:text-properties style:font-name="Times New Roman" fo:language="pt" fo:country="BR" fo:font-weight="normal" officeooo:rsid="009f4e1e" officeooo:paragraph-rsid="009f4e1e" style:font-weight-asian="normal" style:font-weight-complex="normal" loext:padding="0cm" loext:border="none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8b37aa" officeooo:paragraph-rsid="008b37aa" style:font-weight-asian="normal" style:font-weight-complex="normal" loext:padding="0cm" loext:border="none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8bfcea" officeooo:paragraph-rsid="008bff80" style:font-weight-asian="normal" style:font-weight-complex="normal" loext:padding="0cm" loext:border="none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90a62b" officeooo:paragraph-rsid="0090a62b" style:font-weight-asian="normal" style:font-weight-complex="normal" loext:padding="0cm" loext:border="none"/>
    </style:style>
    <style:style style:name="P56" style:family="paragraph" style:parent-style-name="Text_20_body">
      <style:paragraph-properties fo:line-height="100%" fo:text-align="start" style:justify-single-word="false"/>
      <style:text-properties style:font-name="Times New Roman" fo:language="pt" fo:country="BR" fo:font-weight="normal" officeooo:rsid="0094d952" officeooo:paragraph-rsid="0094d952" style:font-weight-asian="normal" style:font-weight-complex="normal" loext:padding="0cm" loext:border="none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9503dd" officeooo:paragraph-rsid="009503dd" style:font-weight-asian="normal" style:font-weight-complex="normal" loext:padding="0cm" loext:border="none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9698c8" officeooo:paragraph-rsid="009698c8" style:font-weight-asian="normal" style:font-weight-complex="normal" loext:padding="0cm" loext:border="none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97171e" officeooo:paragraph-rsid="0097171e" style:font-weight-asian="normal" style:font-weight-complex="normal" loext:padding="0cm" loext:border="none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97171e" officeooo:paragraph-rsid="00ba7238" style:font-weight-asian="normal" style:font-weight-complex="normal" loext:padding="0cm" loext:border="none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a3f326" officeooo:paragraph-rsid="00a3f326" style:font-weight-asian="normal" style:font-weight-complex="normal" loext:padding="0cm" loext:border="none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a3f326" officeooo:paragraph-rsid="00ae3153" style:font-weight-asian="normal" style:font-weight-complex="normal" loext:padding="0cm" loext:border="none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a3f326" officeooo:paragraph-rsid="00b194a6" style:font-weight-asian="normal" style:font-weight-complex="normal" loext:padding="0cm" loext:border="none"/>
    </style:style>
    <style:style style:name="P64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a13c58" officeooo:paragraph-rsid="00a13c58" style:font-size-asian="14pt" style:font-weight-asian="bold" style:font-size-complex="14pt" style:font-weight-complex="bold" loext:padding="0cm" loext:border="none"/>
    </style:style>
    <style:style style:name="P65" style:family="paragraph" style:parent-style-name="Text_20_body">
      <style:paragraph-properties fo:text-align="justify" style:justify-single-word="false"/>
      <style:text-properties officeooo:paragraph-rsid="00719c69"/>
    </style:style>
    <style:style style:name="P6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weight="bold" officeooo:paragraph-rsid="0007d77b" style:font-weight-asian="bold" style:font-weight-complex="bold" loext:padding="0cm" loext:border="none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padding="0cm" fo:border="none"/>
      <style:text-properties style:font-name="Times New Roman" fo:font-size="16pt" fo:language="pt" fo:country="BR" fo:font-weight="bold" officeooo:paragraph-rsid="0007d77b" style:font-size-asian="16pt" style:font-weight-asian="bold" style:font-size-complex="16pt" style:font-weight-complex="bold" loext:padding="0cm" loext:border="none"/>
    </style:style>
    <style:style style:name="P6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size="16pt" fo:font-weight="bold" officeooo:rsid="004f365b" officeooo:paragraph-rsid="0007d77b" style:font-size-asian="16pt" style:font-weight-asian="bold" style:font-size-complex="16pt" style:font-weight-complex="bold" loext:padding="0cm" loext:border="none"/>
    </style:style>
    <style:style style:name="P6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size="16pt" fo:font-weight="bold" officeooo:rsid="000b2dee" officeooo:paragraph-rsid="0007d77b" style:font-size-asian="16pt" style:font-weight-asian="bold" style:font-size-complex="16pt" style:font-weight-complex="bold" loext:padding="0cm" loext:border="none"/>
    </style:style>
    <style:style style:name="P70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padding="0cm" fo:border="none"/>
      <style:text-properties style:font-name="Times New Roman" fo:font-size="13pt" fo:language="pt" fo:country="BR" fo:font-weight="bold" officeooo:paragraph-rsid="0007d77b" style:font-size-asian="13pt" style:font-weight-asian="bold" style:font-size-complex="13pt" style:font-weight-complex="bold" loext:padding="0cm" loext:border="none"/>
    </style:style>
    <style:style style:name="P7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language="pt" fo:country="BR" fo:font-weight="bold" officeooo:paragraph-rsid="0007d77b" style:font-weight-asian="bold" style:font-weight-complex="bold" loext:padding="0cm" loext:border="none"/>
    </style:style>
    <style:style style:name="P7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size="18pt" fo:language="pt" fo:country="BR" fo:font-weight="bold" officeooo:paragraph-rsid="0007d77b" style:font-size-asian="18pt" style:font-weight-asian="bold" style:font-size-complex="18pt" style:font-weight-complex="bold" loext:padding="0cm" loext:border="none"/>
    </style:style>
    <style:style style:name="P7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size="18pt" fo:language="pt" fo:country="BR" fo:font-weight="bold" officeooo:rsid="000b2dee" officeooo:paragraph-rsid="000b2dee" style:font-size-asian="18pt" style:font-weight-asian="bold" style:font-size-complex="18pt" style:font-weight-complex="bold" loext:padding="0cm" loext:border="none"/>
    </style:style>
    <style:style style:name="P7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pt" fo:country="BR" fo:font-style="normal" fo:font-weight="normal" officeooo:paragraph-rsid="0007d77b" style:font-size-asian="12pt" style:font-weight-asian="normal" style:font-size-complex="12pt" style:font-weight-complex="normal" loext:padding="0cm" loext:border="none"/>
    </style:style>
    <style:style style:name="P75" style:family="paragraph" style:parent-style-name="Text_20_body" style:master-page-name="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style:page-number="auto" fo:background-color="transparent"/>
      <style:text-properties style:font-name="Times New Roman" fo:font-size="18pt" fo:language="pt" fo:country="BR" fo:font-weight="bold" officeooo:rsid="000d38c4" officeooo:paragraph-rsid="0007d77b" style:font-size-asian="18pt" style:font-weight-asian="bold" style:font-size-complex="18pt" style:font-weight-complex="bold" loext:padding="0cm" loext:border="none"/>
    </style:style>
    <style:style style:name="P7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letter-spacing="normal" fo:language="pt" fo:country="BR" fo:font-style="normal" fo:font-weight="normal" officeooo:rsid="000d1f0b" officeooo:paragraph-rsid="000d1f0b" style:font-weight-asian="normal" style:font-weight-complex="normal" loext:padding="0cm" loext:border="none"/>
    </style:style>
    <style:style style:name="P77" style:family="paragraph" style:parent-style-name="Preformatted_20_Text">
      <style:text-properties fo:color="#000000"/>
    </style:style>
    <style:style style:name="P78" style:family="paragraph" style:parent-style-name="Preformatted_20_Text">
      <style:text-properties fo:color="#000000" style:font-name="Courier 10 Pitch"/>
    </style:style>
    <style:style style:name="P79" style:family="paragraph" style:parent-style-name="Preformatted_20_Text">
      <style:paragraph-properties fo:margin-top="0cm" fo:margin-bottom="0.499cm" loext:contextual-spacing="false"/>
      <style:text-properties fo:color="#000000" style:font-name="Courier 10 Pitch"/>
    </style:style>
    <style:style style:name="P80" style:family="paragraph" style:parent-style-name="Text_20_body">
      <style:paragraph-properties fo:text-align="justify" style:justify-single-word="false"/>
      <style:text-properties style:font-name="Times New Roman" fo:language="pt" fo:country="BR" fo:font-weight="normal" officeooo:rsid="00bd81c5" officeooo:paragraph-rsid="00c9e36b" style:font-weight-asian="normal" style:font-weight-complex="normal" loext:padding="0cm" loext:border="none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weight="normal" officeooo:rsid="00b326c6" officeooo:paragraph-rsid="00b326c6" style:font-weight-asian="normal" style:font-weight-complex="normal" loext:padding="0cm" loext:border="none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b2dee"/>
    </style:style>
    <style:style style:name="T3" style:family="text">
      <style:text-properties fo:language="pt" fo:country="BR" officeooo:rsid="0010a04b"/>
    </style:style>
    <style:style style:name="T4" style:family="text">
      <style:text-properties fo:language="pt" fo:country="BR" officeooo:rsid="000d1f0b" style:font-weight-asian="normal" style:font-weight-complex="normal" loext:padding="0cm" loext:border="none"/>
    </style:style>
    <style:style style:name="T5" style:family="text">
      <style:text-properties fo:language="pt" fo:country="BR" officeooo:rsid="00103aec" style:font-weight-asian="normal" style:font-weight-complex="normal" loext:padding="0cm" loext:border="none"/>
    </style:style>
    <style:style style:name="T6" style:family="text">
      <style:text-properties fo:language="pt" fo:country="BR" officeooo:rsid="001caab9"/>
    </style:style>
    <style:style style:name="T7" style:family="text">
      <style:text-properties fo:language="pt" fo:country="BR" officeooo:rsid="001e5d0f"/>
    </style:style>
    <style:style style:name="T8" style:family="text">
      <style:text-properties fo:language="pt" fo:country="BR" officeooo:rsid="00204074"/>
    </style:style>
    <style:style style:name="T9" style:family="text">
      <style:text-properties fo:language="pt" fo:country="BR" officeooo:rsid="0022e080"/>
    </style:style>
    <style:style style:name="T10" style:family="text">
      <style:text-properties fo:language="pt" fo:country="BR" officeooo:rsid="00246d76"/>
    </style:style>
    <style:style style:name="T11" style:family="text">
      <style:text-properties fo:language="pt" fo:country="BR" officeooo:rsid="002854e4"/>
    </style:style>
    <style:style style:name="T12" style:family="text">
      <style:text-properties fo:language="pt" fo:country="BR" officeooo:rsid="002aac45"/>
    </style:style>
    <style:style style:name="T13" style:family="text">
      <style:text-properties fo:language="pt" fo:country="BR" officeooo:rsid="002f9940"/>
    </style:style>
    <style:style style:name="T14" style:family="text">
      <style:text-properties fo:language="pt" fo:country="BR" officeooo:rsid="00309220"/>
    </style:style>
    <style:style style:name="T15" style:family="text">
      <style:text-properties fo:language="pt" fo:country="BR" officeooo:rsid="0031ff35"/>
    </style:style>
    <style:style style:name="T16" style:family="text">
      <style:text-properties fo:language="pt" fo:country="BR" officeooo:rsid="0032e38d"/>
    </style:style>
    <style:style style:name="T17" style:family="text">
      <style:text-properties fo:language="pt" fo:country="BR" officeooo:rsid="003334c5"/>
    </style:style>
    <style:style style:name="T18" style:family="text">
      <style:text-properties fo:language="pt" fo:country="BR" officeooo:rsid="0036e488"/>
    </style:style>
    <style:style style:name="T19" style:family="text">
      <style:text-properties fo:language="pt" fo:country="BR" officeooo:rsid="003898ce"/>
    </style:style>
    <style:style style:name="T20" style:family="text">
      <style:text-properties fo:language="pt" fo:country="BR" officeooo:rsid="003a13ba"/>
    </style:style>
    <style:style style:name="T21" style:family="text">
      <style:text-properties fo:language="pt" fo:country="BR" officeooo:rsid="0046ebed"/>
    </style:style>
    <style:style style:name="T22" style:family="text">
      <style:text-properties fo:language="pt" fo:country="BR" officeooo:rsid="004a1ae4"/>
    </style:style>
    <style:style style:name="T23" style:family="text">
      <style:text-properties fo:language="pt" fo:country="BR" officeooo:rsid="004bfa67"/>
    </style:style>
    <style:style style:name="T24" style:family="text">
      <style:text-properties fo:language="pt" fo:country="BR" officeooo:rsid="004592fd"/>
    </style:style>
    <style:style style:name="T25" style:family="text">
      <style:text-properties fo:language="pt" fo:country="BR" officeooo:rsid="004d93e3"/>
    </style:style>
    <style:style style:name="T26" style:family="text">
      <style:text-properties fo:language="pt" fo:country="BR" officeooo:rsid="004eec5c"/>
    </style:style>
    <style:style style:name="T27" style:family="text">
      <style:text-properties fo:language="pt" fo:country="BR" officeooo:rsid="0050a9b6"/>
    </style:style>
    <style:style style:name="T28" style:family="text">
      <style:text-properties fo:language="pt" fo:country="BR" officeooo:rsid="005100ba"/>
    </style:style>
    <style:style style:name="T29" style:family="text">
      <style:text-properties fo:language="pt" fo:country="BR" officeooo:rsid="0051b417"/>
    </style:style>
    <style:style style:name="T30" style:family="text">
      <style:text-properties fo:language="pt" fo:country="BR" officeooo:rsid="0046e763"/>
    </style:style>
    <style:style style:name="T31" style:family="text">
      <style:text-properties fo:language="pt" fo:country="BR" officeooo:rsid="00556514"/>
    </style:style>
    <style:style style:name="T32" style:family="text">
      <style:text-properties fo:language="pt" fo:country="BR" officeooo:rsid="0058ed17"/>
    </style:style>
    <style:style style:name="T33" style:family="text">
      <style:text-properties fo:language="pt" fo:country="BR" officeooo:rsid="005bc67c"/>
    </style:style>
    <style:style style:name="T34" style:family="text">
      <style:text-properties fo:language="pt" fo:country="BR" officeooo:rsid="005d4945"/>
    </style:style>
    <style:style style:name="T35" style:family="text">
      <style:text-properties fo:language="pt" fo:country="BR" officeooo:rsid="007edc8d"/>
    </style:style>
    <style:style style:name="T36" style:family="text">
      <style:text-properties fo:language="pt" fo:country="BR" officeooo:rsid="00928da7"/>
    </style:style>
    <style:style style:name="T37" style:family="text">
      <style:text-properties fo:language="pt" fo:country="BR" officeooo:rsid="009988b8"/>
    </style:style>
    <style:style style:name="T38" style:family="text">
      <style:text-properties fo:language="pt" fo:country="BR" officeooo:rsid="009ada91"/>
    </style:style>
    <style:style style:name="T39" style:family="text">
      <style:text-properties fo:language="pt" fo:country="BR" officeooo:rsid="009cc800"/>
    </style:style>
    <style:style style:name="T40" style:family="text">
      <style:text-properties fo:language="pt" fo:country="BR" officeooo:rsid="009d9da3"/>
    </style:style>
    <style:style style:name="T41" style:family="text">
      <style:text-properties fo:language="pt" fo:country="BR" officeooo:rsid="009e0043"/>
    </style:style>
    <style:style style:name="T42" style:family="text">
      <style:text-properties fo:language="pt" fo:country="BR" officeooo:rsid="009f4e1e"/>
    </style:style>
    <style:style style:name="T43" style:family="text">
      <style:text-properties fo:font-variant="normal" fo:text-transform="none" fo:color="#000000" style:font-name="Times New Roman" fo:font-size="12pt" fo:letter-spacing="normal" fo:language="pt" fo:country="BR" fo:font-style="normal" officeooo:rsid="00103aec" style:font-size-asian="12pt" style:font-size-complex="12pt"/>
    </style:style>
    <style:style style:name="T44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45" style:family="text">
      <style:text-properties fo:font-variant="normal" fo:text-transform="none" fo:color="#000000" style:font-name="Times New Roman" fo:font-size="12pt" fo:letter-spacing="normal" fo:font-style="normal" officeooo:rsid="00111b54" style:font-size-asian="12pt" style:font-size-complex="12pt"/>
    </style:style>
    <style:style style:name="T46" style:family="text">
      <style:text-properties fo:font-size="12pt" fo:language="pt" fo:country="BR" officeooo:rsid="00103aec" style:font-size-asian="12pt" style:font-weight-asian="normal" style:font-size-complex="12pt" style:font-weight-complex="normal" loext:padding="0cm" loext:border="none"/>
    </style:style>
    <style:style style:name="T47" style:family="text">
      <style:text-properties fo:font-size="12pt" fo:language="pt" fo:country="BR" officeooo:rsid="00111b54" style:font-size-asian="12pt" style:font-weight-asian="normal" style:font-size-complex="12pt" style:font-weight-complex="normal" loext:padding="0cm" loext:border="none"/>
    </style:style>
    <style:style style:name="T48" style:family="text">
      <style:text-properties officeooo:rsid="00620f32"/>
    </style:style>
    <style:style style:name="T49" style:family="text">
      <style:text-properties officeooo:rsid="00643be9"/>
    </style:style>
    <style:style style:name="T50" style:family="text">
      <style:text-properties officeooo:rsid="0067bd06"/>
    </style:style>
    <style:style style:name="T51" style:family="text">
      <style:text-properties officeooo:rsid="0067e87e"/>
    </style:style>
    <style:style style:name="T52" style:family="text">
      <style:text-properties officeooo:rsid="0069e10d"/>
    </style:style>
    <style:style style:name="T53" style:family="text">
      <style:text-properties officeooo:rsid="006d0ab7"/>
    </style:style>
    <style:style style:name="T54" style:family="text">
      <style:text-properties style:font-name="Courier 10 Pitch"/>
    </style:style>
    <style:style style:name="T55" style:family="text">
      <style:text-properties style:use-window-font-color="true" style:font-name="Times New Roman" fo:language="pt" fo:country="BR" fo:font-weight="normal" officeooo:rsid="000d1f0b" fo:background-color="transparent" loext:char-shading-value="0" style:font-weight-asian="normal" style:font-weight-complex="normal" loext:padding="0cm" loext:border="none"/>
    </style:style>
    <style:style style:name="T56" style:family="text">
      <style:text-properties style:use-window-font-color="true" style:font-name="Times New Roman" fo:language="pt" fo:country="BR" fo:font-weight="normal" officeooo:rsid="0074770f" fo:background-color="transparent" loext:char-shading-value="0" style:font-weight-asian="normal" style:font-weight-complex="normal" loext:padding="0cm" loext:border="none"/>
    </style:style>
    <style:style style:name="T57" style:family="text">
      <style:text-properties style:use-window-font-color="true" style:font-name="Times New Roman" fo:language="pt" fo:country="BR" fo:font-weight="normal" officeooo:rsid="007555b1" fo:background-color="transparent" loext:char-shading-value="0" style:font-weight-asian="normal" style:font-weight-complex="normal" loext:padding="0cm" loext:border="none"/>
    </style:style>
    <style:style style:name="T58" style:family="text">
      <style:text-properties style:use-window-font-color="true" style:font-name="Times New Roman" fo:language="pt" fo:country="BR" fo:font-weight="normal" officeooo:rsid="00770e34" fo:background-color="transparent" loext:char-shading-value="0" style:font-weight-asian="normal" style:font-weight-complex="normal" loext:padding="0cm" loext:border="none"/>
    </style:style>
    <style:style style:name="T59" style:family="text">
      <style:text-properties style:use-window-font-color="true" style:font-name="Times New Roman" fo:language="pt" fo:country="BR" fo:font-weight="normal" officeooo:rsid="00a33827" fo:background-color="transparent" loext:char-shading-value="0" style:font-weight-asian="normal" style:font-weight-complex="normal" loext:padding="0cm" loext:border="none"/>
    </style:style>
    <style:style style:name="T60" style:family="text">
      <style:text-properties officeooo:rsid="00a6f042"/>
    </style:style>
    <style:style style:name="T61" style:family="text">
      <style:text-properties officeooo:rsid="00a7ad5b"/>
    </style:style>
    <style:style style:name="T62" style:family="text">
      <style:text-properties officeooo:rsid="00a7be99"/>
    </style:style>
    <style:style style:name="T63" style:family="text">
      <style:text-properties officeooo:rsid="00a9c506"/>
    </style:style>
    <style:style style:name="T64" style:family="text">
      <style:text-properties officeooo:rsid="00aa18c5"/>
    </style:style>
    <style:style style:name="T65" style:family="text">
      <style:text-properties officeooo:rsid="00aa2796"/>
    </style:style>
    <style:style style:name="T66" style:family="text">
      <style:text-properties officeooo:rsid="00ac0495"/>
    </style:style>
    <style:style style:name="T67" style:family="text">
      <style:text-properties officeooo:rsid="00ac8bfd"/>
    </style:style>
    <style:style style:name="T68" style:family="text">
      <style:text-properties officeooo:rsid="00b334c8"/>
    </style:style>
    <style:style style:name="T69" style:family="text">
      <style:text-properties officeooo:rsid="00ba84d3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bd6544" style:font-weight-asian="normal" style:font-weight-complex="normal"/>
    </style:style>
    <style:style style:name="T72" style:family="text">
      <style:text-properties officeooo:rsid="00bfefd3"/>
    </style:style>
    <style:style style:name="T73" style:family="text">
      <style:text-properties officeooo:rsid="00c1be08"/>
    </style:style>
    <style:style style:name="T74" style:family="text">
      <style:text-properties officeooo:rsid="00c3c1ed"/>
    </style:style>
    <style:style style:name="T75" style:family="text">
      <style:text-properties officeooo:rsid="00c64a1c"/>
    </style:style>
    <style:style style:name="T76" style:family="text">
      <style:text-properties officeooo:rsid="00c9ae28"/>
    </style:style>
    <style:style style:name="T77" style:family="text">
      <style:text-properties officeooo:rsid="00c9e3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Universidade Federal Rural de Pernambuco </text:p>
      <text:p text:style-name="P67">Departamento de Estatística e Informática</text:p>
      <text:p text:style-name="P70">Coordenação de Graduação em Ciência da Computação</text:p>
      <text:p text:style-name="P71"/>
      <text:p text:style-name="P71"/>
      <text:p text:style-name="P71"/>
      <text:p text:style-name="P71"/>
      <text:p text:style-name="P71"/>
      <text:p text:style-name="P73">Algoritmo e Estrutura de Dados</text:p>
      <text:p text:style-name="P72"/>
      <text:p text:style-name="P72"/>
      <text:p text:style-name="P72"/>
      <text:p text:style-name="P72"/>
      <text:p text:style-name="P72"/>
      <text:p text:style-name="P69">Lista de Exercicios para VA 2</text:p>
      <text:p text:style-name="P68"/>
      <text:p text:style-name="P68"/>
      <text:p text:style-name="P68"/>
      <text:p text:style-name="P68"/>
      <text:p text:style-name="P68"/>
      <text:p text:style-name="P71">Aluno</text:p>
      <text:p text:style-name="P71">Giuseppe Fiorentino Neto</text:p>
      <text:p text:style-name="P66"/>
      <text:p text:style-name="P66"/>
      <text:p text:style-name="P66"/>
      <text:p text:style-name="P66"/>
      <text:p text:style-name="P71">Professor</text:p>
      <text:p text:style-name="P74">Rodrigo Nonamor Pereira Mariano de Souza</text:p>
      <text:p text:style-name="P66"/>
      <text:p text:style-name="P66"/>
      <text:p text:style-name="P66"/>
      <text:p text:style-name="P66"/>
      <text:p text:style-name="P71">Recife</text:p>
      <text:p text:style-name="P2"><text:span text:style-name="T2">setembro</text:span>–<text:span text:style-name="T1">2017.</text:span><text:span text:style-name="T40">1</text:span></text:p>
      <text:p text:style-name="P29"/>
      <text:p text:style-name="P64"><text:soft-page-break/><text:span text:style-name="T6">E</text:span><text:span text:style-name="T1">XERCÍCIOS</text:span></text:p>
      <text:p text:style-name="P32"/>
      <text:p text:style-name="P3"><text:span text:style-name="T6">QUESTAO </text:span><text:span text:style-name="T41">1</text:span></text:p>
      <text:p text:style-name="P8">// Tira um elemento da fila e devolve <text:span text:style-name="T49">seu</text:span> o conteudo. Sup<text:span text:style-name="T50">ondo</text:span> que a fila não está vazia. </text:p>
      <text:p text:style-name="P8">int tiradafila (void) {</text:p>
      <text:p text:style-name="P8"><text:tab/>int x = fila[p++]; </text:p>
      <text:p text:style-name="P8"><text:tab/>if (p == N) p = 0;</text:p>
      <text:p text:style-name="P8"><text:tab/> return x; } </text:p>
      <text:p text:style-name="P8">// Coloca um novo elemento <text:span text:style-name="T51">na fila e d</text:span>evolve o endereço da <text:s/>cabeça da fila resultante. </text:p>
      <text:p text:style-name="P8">void colocanafila (int y) {</text:p>
      <text:p text:style-name="P8"><text:span text:style-name="T48"><text:tab/>f</text:span>ila[u++] = y;</text:p>
      <text:p text:style-name="P8"><text:tab/>if (u == N) u = 0;</text:p>
      <text:p text:style-name="P8"><text:tab/> } </text:p>
      <text:p text:style-name="P8">// Retorna <text:span text:style-name="T52">um inteiro que indica se a fila esta ou não vazia.</text:span> 1 se a fila estiver vazia e 0 caso //contrario. </text:p>
      <text:p text:style-name="P8">int filavazia () { </text:p>
      <text:p text:style-name="P8"><text:tab/>return (u == p); </text:p>
      <text:p text:style-name="P8">} </text:p>
      <text:p text:style-name="P9">// Retorna <text:span text:style-name="T52">um inteiro que indica se a fila esta ou não chei.</text:span> 1 se a fila estiver <text:span text:style-name="T53">cheia</text:span> e 0 caso //contrario. </text:p>
      <text:p text:style-name="P8">int filacheia () { </text:p>
      <text:p text:style-name="P8"><text:tab/>return ((u+1) % N == p); </text:p>
      <text:p text:style-name="P8">} </text:p>
      <text:p text:style-name="P8">// Retorna o comprimento da fila. </text:p>
      <text:p text:style-name="P8">int filacomprimento () {</text:p>
      <text:p text:style-name="P8"><text:tab/>int tamanho = p – u;</text:p>
      <text:p text:style-name="P8"><text:tab/>if(tamanho &lt;0 ) tamanho * = -1;</text:p>
      <text:p text:style-name="P8"><text:tab/>return (tamanho);</text:p>
      <text:p text:style-name="P8">}</text:p>
      <text:p text:style-name="P8"/>
      <text:p text:style-name="P8"><text:soft-page-break/></text:p>
      <text:p text:style-name="P8"/>
      <text:p text:style-name="P8"/>
      <text:p text:style-name="P8"/>
      <text:p text:style-name="P6"><text:span text:style-name="T6">QUESTAO </text:span><text:span text:style-name="T42">2</text:span></text:p>
      <text:p text:style-name="P80">Para a resolução do que foi pedido na questão devemos <text:span text:style-name="T76">criar algumas estruturas que irão auxiliar na tentativa de solucionar o problema. </text:span>Criar<text:span text:style-name="T76">emos</text:span> uma estrutura <text:span text:style-name="T73">que represente um</text:span> Caminho, <text:span text:style-name="T76">nesta estrutura teremos como elementos</text:span> um vetor/lista de inteiros <text:span text:style-name="T72">de</text:span> tamanho N e uma variável do tipo inteiro para indicar o custo. <text:span text:style-name="T76">C</text:span>riar<text:span text:style-name="T76">emos também</text:span> uma estrutura <text:span text:style-name="T73">que represente um</text:span> Vértice com um vetor de Caminhos de tamanho N <text:span text:style-name="T73">como seu elemento. Após isso devemos </text:span>c<text:span text:style-name="T77">ri</text:span>ar um vetor de tamanho N <text:span text:style-name="T74">do tipo</text:span> Vértice, para assim salvar todos os caminhos de todos os vértices <text:span text:style-name="T77">para só então i</text:span>mplementar o algoritmo de Dijkstra para um grafo de N vértices <text:span text:style-name="T77">e e</text:span>xecut<text:span text:style-name="T77">a-lo, de acordo com o grafo que foi dado pelo usuario, e é d</text:span>urante a execução <text:span text:style-name="T77">que iremos </text:span>salvar os caminhos dos vértices em seus respectivos vetores.</text:p>
      <text:p text:style-name="P52"/>
      <text:p text:style-name="P52"/>
      <text:p text:style-name="P52"/>
      <text:p text:style-name="P52"/>
      <text:p text:style-name="P52"/>
      <text:p text:style-name="P3"><text:span text:style-name="T6">QUESTAO </text:span><text:span text:style-name="T1">3</text:span></text:p>
      <text:p text:style-name="P34">#define N 100</text:p>
      <text:p text:style-name="P34">typedef struct {</text:p>
      <text:p text:style-name="P34"><text:tab/>int individuo[N];</text:p>
      <text:p text:style-name="P34"><text:tab/>int esq;</text:p>
      <text:p text:style-name="P34"><text:tab/>int dir;</text:p>
      <text:p text:style-name="P34">} tdeque;</text:p>
      <text:p text:style-name="P34">//cria a fila</text:p>
      <text:p text:style-name="P34">void criaFila(tdeque *fila){</text:p>
      <text:p text:style-name="P34"><text:tab/>deque-&gt;esq=0;</text:p>
      <text:p text:style-name="P34"><text:tab/>deque-&gt;di=0;</text:p>
      <text:p text:style-name="P34">}</text:p>
      <text:p text:style-name="P34">//testa se a fila esta vazia. Caso esteja retorna 1 caso </text:p>
      <text:p text:style-name="P34"><text:soft-page-break/>//contrario returna 0;</text:p>
      <text:p text:style-name="P34">int filaVazia(tdeque* fila){</text:p>
      <text:p text:style-name="P34"><text:tab/>if(fila-&gt;esq==fila-&gt;dir) return 1;</text:p>
      <text:p text:style-name="P34"><text:tab/>return 0;</text:p>
      <text:p text:style-name="P34">}</text:p>
      <text:p text:style-name="P34">//testa se a fila da direita esta cheia. Caso esteja retorna 1 </text:p>
      <text:p text:style-name="P34">//caso contrario returna 0;</text:p>
      <text:p text:style-name="P34">int filaCheiaD(tdeque *fila){</text:p>
      <text:p text:style-name="P34"><text:tab/>int aux=fila-&gt;dir;</text:p>
      <text:p text:style-name="P34"><text:tab/>if((++aux)%N)==fila-&gt;esq) return (1);</text:p>
      <text:p text:style-name="P34"><text:tab/>return(0);</text:p>
      <text:p text:style-name="P34">}</text:p>
      <text:p text:style-name="P34">//testa se a fila da esquerda esta cheia. Caso esteja retorna </text:p>
      <text:p text:style-name="P34">//1 caso contrario returna 0;</text:p>
      <text:p text:style-name="P34">int filaCheiaE(tdeque *fila){</text:p>
      <text:p text:style-name="P34"><text:tab/>int aux=fila-&gt;dir;</text:p>
      <text:p text:style-name="P34"><text:tab/>if((--aux)%N)==fila-&gt;esq) return (1);</text:p>
      <text:p text:style-name="P34"><text:tab/>return(0);</text:p>
      <text:p text:style-name="P34">}</text:p>
      <text:p text:style-name="P34">//Remove os elementos do lado esquerdo. Recebe a estrutuda que</text:p>
      <text:p text:style-name="P34">//representa a fila e um ponteiro para o valor que sera </text:p>
      <text:p text:style-name="P34">//removido, pois a funcao retorna 0 caso nao tenha removido na</text:p>
      <text:p text:style-name="P34">// fila e 1 caso tenha removido na fila</text:p>
      <text:p text:style-name="P34">int filaRemoverE(tdeque *fila, int *valor){//procurar oq eh tvalor</text:p>
      <text:p text:style-name="P34"><text:tab/>if(filaVazia(&amp;fila)==1) return (0);</text:p>
      <text:p text:style-name="P34"><text:tab/>fila-&gt;esq=(++fila-&gt;esq)%N;</text:p>
      <text:p text:style-name="P34"><text:tab/>*valor=fila-&gt;elemento[fila-&gt;esq];</text:p>
      <text:p text:style-name="P34"><text:tab/>return 1;</text:p>
      <text:p text:style-name="P34">}</text:p>
      <text:p text:style-name="P34">//Remove os elementos do lado direito. Recebe a estrutuda que</text:p>
      <text:p text:style-name="P34"><text:soft-page-break/>//representa a fila e um ponteiro para o valor que sera </text:p>
      <text:p text:style-name="P34">//removido, pois a funcao retorna 0 caso nao tenha removido na</text:p>
      <text:p text:style-name="P34">// fila e 1 caso tenha removido na fila</text:p>
      <text:p text:style-name="P34">int filaRemoverD(tdeque *fila, int *valor){</text:p>
      <text:p text:style-name="P34"><text:tab/>if(filaVazia(&amp;fila)==1) return (0);</text:p>
      <text:p text:style-name="P34"><text:tab/>*valor=fila-&gt;elemento[fila-&gt;dir];</text:p>
      <text:p text:style-name="P34"><text:tab/>fila-&gt;dir=(--fila-&gt;dir)%N;</text:p>
      <text:p text:style-name="P34"><text:tab/>return 1;</text:p>
      <text:p text:style-name="P34">}</text:p>
      <text:p text:style-name="P34">//adiciona um valor a fila pelo lado esquedo</text:p>
      <text:p text:style-name="P34">int filaInserirD(int valor, tdeque *fila){</text:p>
      <text:p text:style-name="P34"><text:tab/>if(filaCheiaD(&amp;fila,)==1) return (0);</text:p>
      <text:p text:style-name="P34"><text:tab/>fila-&gt;dir=(++fila-&gt;dir)%N;</text:p>
      <text:p text:style-name="P34"><text:tab/>fila-&gt;individuo[fila-&gt;dir]=valor;</text:p>
      <text:p text:style-name="P34"><text:tab/>return (1);</text:p>
      <text:p text:style-name="P34">}</text:p>
      <text:p text:style-name="P34">//adiciona um valor a fila pelo lado direito</text:p>
      <text:p text:style-name="P34">int filaInserirE(int valor, tdeque *fila){</text:p>
      <text:p text:style-name="P34"><text:tab/>if(filaCheiaE(&amp;fila,)==1) return (0);</text:p>
      <text:p text:style-name="P34"><text:tab/>fila-&gt;individuo[fila-&gt;esq]=valor;</text:p>
      <text:p text:style-name="P34"><text:tab/>fila-&gt;dir=(--fila-&gt;esq)%N;</text:p>
      <text:p text:style-name="P34"><text:tab/>return (1);</text:p>
      <text:p text:style-name="P34">}</text:p>
      <text:p text:style-name="P35"/>
      <text:p text:style-name="P35"/>
      <text:p text:style-name="P35"/>
      <text:p text:style-name="P35"/>
      <text:p text:style-name="P35"/>
      <text:p text:style-name="P3"><text:span text:style-name="T6">QUESTAO </text:span><text:span text:style-name="T1">4</text:span></text:p>
      <text:p text:style-name="P7"><text:span text:style-name="T1">//</text:span><text:span text:style-name="T3">Define uma função que compara quem é o menor</text:span></text:p>
      <text:p text:style-name="P76"><text:soft-page-break/>#define less(A, B) (A &lt; B)</text:p>
      <text:p text:style-name="P76"/>
      <text:p text:style-name="P28"><text:span text:style-name="T4">//</text:span><text:span text:style-name="T5">A função recebe duas listas ligadas</text:span><text:span text:style-name="T46"> </text:span><text:span text:style-name="T47">c</text:span><text:span text:style-name="T43">rescentes a e b</text:span><text:span text:style-name="T44"> e devolve uma lista crescente que </text:span><text:span text:style-name="T45">é</text:span><text:span text:style-name="T44"> o resultado //da intercala</text:span><text:span text:style-name="T45">çã</text:span><text:span text:style-name="T44">o das duas listas dadas.</text:span></text:p>
      <text:p text:style-name="P41">celula* intercala (celula* a,celula* b)</text:p>
      <text:p text:style-name="P41">{</text:p>
      <text:p text:style-name="P41"><text:s text:c="4"/>struct reg head;</text:p>
      <text:p text:style-name="P41"><text:s text:c="4"/>celula * c = &amp;head;</text:p>
      <text:p text:style-name="P41"><text:s text:c="4"/>c= malloc(sizeof(celula)); </text:p>
      <text:p text:style-name="P41"><text:s text:c="4"/>while (a != NULL &amp;&amp; b != NULL){</text:p>
      <text:p text:style-name="P41"><text:tab/>if (less(a-&gt;conteudo,b-&gt;conteudo)) {</text:p>
      <text:p text:style-name="P41"><text:tab/><text:tab/>c-&gt;prox = a;</text:p>
      <text:p text:style-name="P41"><text:tab/><text:tab/>c = a; a = a-&gt;prox;</text:p>
      <text:p text:style-name="P41"><text:tab/>}</text:p>
      <text:p text:style-name="P41"><text:tab/>else {</text:p>
      <text:p text:style-name="P41"><text:tab/><text:tab/>c-&gt;prox = b;</text:p>
      <text:p text:style-name="P41"><text:tab/><text:tab/>c = b; b = b-&gt;prox;</text:p>
      <text:p text:style-name="P41"><text:tab/>}</text:p>
      <text:p text:style-name="P41"><text:s text:c="4"/>}</text:p>
      <text:p text:style-name="P41"><text:s text:c="4"/>c-&gt;prox = (a == NULL) ? b : a;</text:p>
      <text:p text:style-name="P41"><text:s text:c="4"/>return c-&gt;prox;</text:p>
      <text:p text:style-name="P41">}</text:p>
      <text:p text:style-name="P35"/>
      <text:p text:style-name="P35"/>
      <text:p text:style-name="P35"/>
      <text:p text:style-name="P35"/>
      <text:p text:style-name="P35"/>
      <text:p text:style-name="P30">QUESTAO 5</text:p>
      <text:p text:style-name="P42">//LISTA SIMPLES</text:p>
      <text:p text:style-name="P11"><text:span text:style-name="T1">struct Node <text:s/>{//</text:span><text:span text:style-name="T7">estrutura que define o nó </text:span><text:span text:style-name="T8">de uma lista</text:span></text:p>
      <text:p text:style-name="P42"><text:tab/>int conteudo;</text:p>
      <text:p text:style-name="P42"><text:soft-page-break/><text:tab/>struct Node* prox;</text:p>
      <text:p text:style-name="P42">};</text:p>
      <text:p text:style-name="P11"><text:span text:style-name="T1">typedef struct dll;// </text:span><text:span text:style-name="T9">renomeia a estrutura Node para dll</text:span></text:p>
      <text:p text:style-name="P11"><text:span text:style-name="T9">//</text:span><text:span text:style-name="T15">busca um valor a partir desse valor e da cabeça da lista em que esse valor esta inserido</text:span></text:p>
      <text:p text:style-name="P43">dll *busca (dll * valor, dll *cabeca)</text:p>
      <text:p text:style-name="P43">{</text:p>
      <text:p text:style-name="P43"><text:s text:c="3"/>dll *p;</text:p>
      <text:p text:style-name="P43"><text:s text:c="3"/>p = cabeca;</text:p>
      <text:p text:style-name="P43"><text:s text:c="3"/>while (p != NULL &amp;&amp; p-&gt;elemento != valor) </text:p>
      <text:p text:style-name="P43"><text:s text:c="6"/>p = p-&gt;prox; </text:p>
      <text:p text:style-name="P43"><text:s text:c="3"/>return p; </text:p>
      <text:p text:style-name="P43">}</text:p>
      <text:p text:style-name="P15"><text:span text:style-name="T1">// </text:span><text:span text:style-name="T11">A função recebe 2 listas ligadas e depois troca a posição de um com o outro. E como</text:span></text:p>
      <text:p text:style-name="P15"><text:span text:style-name="T11">//é uma lista</text:span><text:span text:style-name="T12"> ligada </text:span><text:span text:style-name="T13">para</text:span><text:span text:style-name="T12"> haver uma </text:span><text:span text:style-name="T13">modificação de</text:span><text:span text:style-name="T12"> quem é o valor antecedente e o consequente</text:span></text:p>
      <text:p text:style-name="P15"><text:span text:style-name="T12">//</text:span><text:span text:style-name="T14">deve-se andar pela lista até achar o valor que se quer trocar a partir do seu valor antecedente.</text:span></text:p>
      <text:p text:style-name="P42">void troca(dll *x , dll* y ){</text:p>
      <text:p text:style-name="P42"><text:tab/>dll *anteX;</text:p>
      <text:p text:style-name="P42"><text:tab/>dll *anteY;<text:tab/></text:p>
      <text:p text:style-name="P42"><text:tab/>dll *proxX=x-&gt;prox;</text:p>
      <text:p text:style-name="P42"><text:tab/>dll *proxY=y-&gt;prox;</text:p>
      <text:p text:style-name="P42"><text:tab/>if(proxX==NULL || proxY==NULL) return;</text:p>
      <text:p text:style-name="P42"><text:tab/>anteX=(busca(&amp;x,&amp;head))</text:p>
      <text:p text:style-name="P42"><text:tab/>anteY=(busca(&amp;y,&amp;head))</text:p>
      <text:p text:style-name="P42"><text:tab/>anteX-&gt;prox=y;</text:p>
      <text:p text:style-name="P42"><text:tab/>y-&gt;prox=x-&gt;prox;</text:p>
      <text:p text:style-name="P42"><text:tab/>anteY-&gt;prox=x;</text:p>
      <text:p text:style-name="P42"><text:tab/>x-&gt;prox=y-&gt;prox;</text:p>
      <text:p text:style-name="P42">}</text:p>
      <text:p text:style-name="P42">//LISTA DUPLAMENTE LIGADA</text:p>
      <text:p text:style-name="P12"><text:span text:style-name="T1">struct Node <text:s/>{//</text:span><text:span text:style-name="T7">estrutura que define o nó </text:span><text:span text:style-name="T8">de uma lista </text:span><text:span text:style-name="T10">duplamente ligada</text:span></text:p>
      <text:p text:style-name="P42"><text:soft-page-break/><text:tab/>int elemento;</text:p>
      <text:p text:style-name="P42"><text:tab/>struct Node* prox;</text:p>
      <text:p text:style-name="P42"><text:tab/>struct Node* ant;</text:p>
      <text:p text:style-name="P42">};</text:p>
      <text:p text:style-name="P13"><text:span text:style-name="T1">typedef struct dll;// </text:span><text:span text:style-name="T9">renomeia a estrutura Node para dll</text:span></text:p>
      <text:p text:style-name="P11"><text:span text:style-name="T1">// </text:span><text:span text:style-name="T11">A função recebe 2 listas duplamente ligadas e depois troca a posição de um com o outro. E como</text:span></text:p>
      <text:p text:style-name="P14"><text:span text:style-name="T11">//é uma lista </text:span><text:span text:style-name="T12">duplamente ligada deve haver uma preocupação em modificar quem é o valor </text:span></text:p>
      <text:p text:style-name="P44">//antecedente e o consequente</text:p>
      <text:p text:style-name="P42">void troca(dll *x , dll* y ){</text:p>
      <text:p text:style-name="P42"><text:tab/>dll *anteX=x-&gt;ant;</text:p>
      <text:p text:style-name="P42"><text:tab/>dll *anteY=y-&gt;ant;</text:p>
      <text:p text:style-name="P42"><text:tab/>dll *proxX=x-&gt;prox;</text:p>
      <text:p text:style-name="P42"><text:tab/>dll *proxY=y-&gt;prox;</text:p>
      <text:p text:style-name="P42"><text:tab/>if(proxX==NULL || proxY==NULL) return;</text:p>
      <text:p text:style-name="P42"/>
      <text:p text:style-name="P42"><text:tab/>anteX-&gt;prox=y;</text:p>
      <text:p text:style-name="P42"><text:tab/>y-&gt;ant=antX;<text:tab/></text:p>
      <text:p text:style-name="P42"><text:tab/>y-&gt;prox=x-&gt;prox;</text:p>
      <text:p text:style-name="P42"/>
      <text:p text:style-name="P42"><text:tab/>anteY-&gt;prox=x;</text:p>
      <text:p text:style-name="P42"><text:tab/>x-&gt;ant=antY;</text:p>
      <text:p text:style-name="P42"><text:tab/>x-&gt;prox=y-&gt;prox;</text:p>
      <text:p text:style-name="P42">}</text:p>
      <text:p text:style-name="P42"/>
      <text:p text:style-name="P35"/>
      <text:p text:style-name="P35"/>
      <text:p text:style-name="P35"/>
      <text:p text:style-name="P35"/>
      <text:p text:style-name="P3"><text:span text:style-name="T16">QUESTAO </text:span><text:span text:style-name="T1">6</text:span></text:p>
      <text:p text:style-name="P27">#include &lt;stdio.h&gt;</text:p>
      <text:p text:style-name="P27"><text:soft-page-break/>#include &lt;stdlib.h&gt;</text:p>
      <text:p text:style-name="P27">#include &lt;time.h&gt;</text:p>
      <text:p text:style-name="P27">#define troca(A, B){int t = A; A = B; B = t;}</text:p>
      <text:p text:style-name="P27"/>
      <text:p text:style-name="P27">typedef struct{</text:p>
      <text:p text:style-name="P27"><text:tab/>int k[10];</text:p>
      <text:p text:style-name="P27">}vetor;</text:p>
      <text:p text:style-name="P27"/>
      <text:p text:style-name="P27">static void constroiHeap (int m, int v[])</text:p>
      <text:p text:style-name="P27">{</text:p>
      <text:p text:style-name="P27"><text:tab/>int k;</text:p>
      <text:p text:style-name="P27"><text:tab/>for (k = 0; k &lt; m; ++k){</text:p>
      <text:p text:style-name="P27"><text:tab/><text:tab/>int f = k + 1;</text:p>
      <text:p text:style-name="P27"><text:tab/><text:tab/>while (f &gt; 0 &amp;&amp; v[f/2] &gt; v[f]){</text:p>
      <text:p text:style-name="P27"><text:tab/><text:tab/><text:tab/>troca (v[f/2],v[f] );</text:p>
      <text:p text:style-name="P27"><text:tab/><text:tab/><text:tab/>f /= 2;</text:p>
      <text:p text:style-name="P27"><text:tab/><text:tab/>}</text:p>
      <text:p text:style-name="P27"><text:tab/>}</text:p>
      <text:p text:style-name="P27">}</text:p>
      <text:p text:style-name="P27"/>
      <text:p text:style-name="P27">static void peneira (int m, int v[])</text:p>
      <text:p text:style-name="P27">{</text:p>
      <text:p text:style-name="P27"><text:tab/>int p = 0, f = 1, t = v[0];</text:p>
      <text:p text:style-name="P27"><text:tab/>while (f &lt;= m) {</text:p>
      <text:p text:style-name="P27"><text:tab/><text:tab/>if (f &lt; m &amp;&amp; v[f] &gt; v[f+1]) <text:s/>++f;</text:p>
      <text:p text:style-name="P27"><text:tab/><text:tab/>if (t &lt;= v[f]) break;</text:p>
      <text:p text:style-name="P27"><text:tab/><text:tab/>v[p] = v[f];</text:p>
      <text:p text:style-name="P27"><text:tab/><text:tab/>p = f, f = 2*p;</text:p>
      <text:p text:style-name="P27"><text:tab/>}</text:p>
      <text:p text:style-name="P27"><text:tab/>v[p] = t;</text:p>
      <text:p text:style-name="P27"><text:soft-page-break/>}</text:p>
      <text:p text:style-name="P27"/>
      <text:p text:style-name="P27">void heapsort(int n, int v[])</text:p>
      <text:p text:style-name="P27">{</text:p>
      <text:p text:style-name="P27"><text:tab/>int m;</text:p>
      <text:p text:style-name="P27"><text:tab/>constroiHeap (n, v);</text:p>
      <text:p text:style-name="P27"><text:tab/>for (m = n; m &gt;= 1; --m) {</text:p>
      <text:p text:style-name="P27"><text:tab/><text:tab/>troca (v[0], v[m]);</text:p>
      <text:p text:style-name="P27"><text:tab/><text:tab/>peneira (m-1, v);</text:p>
      <text:p text:style-name="P27"><text:tab/>}</text:p>
      <text:p text:style-name="P27">}</text:p>
      <text:p text:style-name="P27"/>
      <text:p text:style-name="P27">int main()</text:p>
      <text:p text:style-name="P27">{</text:p>
      <text:p text:style-name="P27"><text:tab/>srand(time(NULL));</text:p>
      <text:p text:style-name="P27"><text:tab/>vetor A[10];</text:p>
      <text:p text:style-name="P27"><text:tab/>int t[10];</text:p>
      <text:p text:style-name="P27"><text:tab/>int i, j;</text:p>
      <text:p text:style-name="P27"><text:span text:style-name="T68"><text:tab/>f</text:span>or(i=0;i&lt;10;i++){</text:p>
      <text:p text:style-name="P27"><text:tab/>t[i] = 0;</text:p>
      <text:p text:style-name="P27"><text:tab/>}</text:p>
      <text:p text:style-name="P27"><text:tab/>for(i=0;i&lt;10;i++){</text:p>
      <text:p text:style-name="P27"><text:tab/><text:tab/>for(j=0;j&lt;10;j++){</text:p>
      <text:p text:style-name="P27"><text:tab/><text:tab/><text:tab/>A[i].k[j] = rand()%10;</text:p>
      <text:p text:style-name="P27"><text:tab/><text:tab/><text:tab/>t[i] += A[i].k[j];</text:p>
      <text:p text:style-name="P27"><text:tab/><text:tab/><text:tab/>printf("%i ", A[i].k[j]);</text:p>
      <text:p text:style-name="P27"><text:tab/><text:tab/>}</text:p>
      <text:p text:style-name="P27"><text:tab/><text:tab/>printf("\n");</text:p>
      <text:p text:style-name="P27"><text:tab/>}</text:p>
      <text:p text:style-name="P27"><text:tab/>for(i=0;i&lt;10; i++){</text:p>
      <text:p text:style-name="P27"><text:soft-page-break/><text:tab/><text:tab/>printf("\n%i", t[i]);</text:p>
      <text:p text:style-name="P27"><text:tab/>}</text:p>
      <text:p text:style-name="P27"/>
      <text:p text:style-name="P27"><text:tab/>printf("\n");</text:p>
      <text:p text:style-name="P27"><text:tab/>heapsort(10, t);</text:p>
      <text:p text:style-name="P27"><text:tab/>for(i=0;i&lt;10; i++){</text:p>
      <text:p text:style-name="P27"><text:tab/><text:tab/>printf("\n%i", t[i]);</text:p>
      <text:p text:style-name="P27"><text:tab/>}</text:p>
      <text:p text:style-name="P27"><text:tab/>return 0;</text:p>
      <text:p text:style-name="P27">}</text:p>
      <text:p text:style-name="P27"/>
      <text:p text:style-name="P27"/>
      <text:p text:style-name="P27"/>
      <text:p text:style-name="P27"/>
      <text:p text:style-name="P27"/>
      <text:p text:style-name="P4"><text:span text:style-name="T16">QUESTAO </text:span><text:span text:style-name="T1">7</text:span></text:p>
      <text:p text:style-name="P65"><text:span text:style-name="T55">Não, pois se tomarmos a seguinte árvore binária como exemplo de altura 3, e somarmos a profundidade </text:span><text:span text:style-name="T59">com a altura,</text:span><text:span text:style-name="T55"> </text:span><text:span text:style-name="T56">por exemplo,</text:span><text:span text:style-name="T55"> do nó </text:span><text:span text:style-name="T59">I</text:span><text:span text:style-name="T55">, logo </text:span><text:span text:style-name="T58">teremos </text:span><text:span text:style-name="T59">2</text:span><text:span text:style-name="T58"> como valor da soma e isso faz com que </text:span><text:span text:style-name="T57">a afirmação</text:span><text:span text:style-name="T55"> não </text:span><text:span text:style-name="T58">seja</text:span><text:span text:style-name="T55"> verdade.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78"><text:s text:c="12"/>E <text:s text:c="12"/></text:p>
            <text:p text:style-name="P77"><text:s text:c="26"/></text:p>
            <text:p text:style-name="P77"><text:s text:c="8"/><text:span text:style-name="T54">/ <text:s text:c="6"/>\ <text:s text:c="8"/></text:span></text:p>
            <text:p text:style-name="P77"><text:s text:c="28"/></text:p>
            <text:p text:style-name="P77"><text:s text:c="6"/><text:span text:style-name="T54">D <text:s text:c="10"/>I <text:s text:c="4"/></text:span></text:p>
            <text:p text:style-name="P77"><text:s text:c="4"/><text:span text:style-name="T54">/ <text:s text:c="10"/>/ <text:s text:c="2"/>\ <text:s text:c="2"/></text:span></text:p>
            <text:p text:style-name="P77"><text:s text:c="24"/></text:p>
            <text:p text:style-name="P77"><text:s text:c="2"/><text:span text:style-name="T54">B <text:s text:c="10"/>G <text:s text:c="6"/>K </text:span></text:p>
            <text:p text:style-name="P77"><text:s/><text:span text:style-name="T54">/ \ <text:s text:c="18"/></text:span></text:p>
            <text:p text:style-name="P79">A <text:s text:c="2"/>C <text:s text:c="17"/></text:p>
          </table:table-cell>
        </table:table-row>
      </table:table>
      <text:p text:style-name="Text_20_body"><text:line-break/></text:p>
      <text:p text:style-name="Text_20_body"/>
      <text:p text:style-name="Text_20_body"/>
      <text:p text:style-name="P31"/>
      <text:p text:style-name="P31"/>
      <text:p text:style-name="P4"><text:soft-page-break/><text:span text:style-name="T16">QUESTAO </text:span><text:span text:style-name="T1">8</text:span></text:p>
      <text:p text:style-name="P38">// Recebe uma árvore binária não vazia r </text:p>
      <text:p text:style-name="P38">// e devolve o primeiro nó da árvore </text:p>
      <text:p text:style-name="P38">// na ordem e-r-d. </text:p>
      <text:p text:style-name="P38">noh *primeiro(arvore r){</text:p>
      <text:p text:style-name="P38"><text:tab/>if(r-&gt;esq == NULL) return r;</text:p>
      <text:p text:style-name="P38"><text:tab/>return primeiro(r→esq);</text:p>
      <text:p text:style-name="P38"><text:s/>}</text:p>
      <text:p text:style-name="P38"/>
      <text:p text:style-name="P38"/>
      <text:p text:style-name="P38"/>
      <text:p text:style-name="P38"/>
      <text:p text:style-name="P38"/>
      <text:p text:style-name="P4"><text:span text:style-name="T16">QUESTAO </text:span><text:span text:style-name="T1">9</text:span></text:p>
      <text:p text:style-name="P39">// Recebe uma árvore binária não vazia r </text:p>
      <text:p text:style-name="P39">// e devolve o ultimo nó da árvore </text:p>
      <text:p text:style-name="P39">// na ordem e-r-d.</text:p>
      <text:p text:style-name="P39">noh *ultimo (arvore r) {</text:p>
      <text:p text:style-name="P39"><text:tab/>while (r-&gt;dir != NULL) r = r→dir;</text:p>
      <text:p text:style-name="P40"><text:tab/>return r; </text:p>
      <text:p text:style-name="P40">}</text:p>
      <text:p text:style-name="P40"/>
      <text:p text:style-name="P40"/>
      <text:p text:style-name="P40"/>
      <text:p text:style-name="P40"/>
      <text:p text:style-name="P40"/>
      <text:p text:style-name="P4"><text:span text:style-name="T16">QUESTAO </text:span><text:span text:style-name="T1">10</text:span></text:p>
      <text:p text:style-name="P10"><text:span text:style-name="T16">// Recebe um nó x</text:span><text:span text:style-name="T35">, este que é diferente de NULL, e d</text:span><text:span text:style-name="T16">evolve o nó anterior na ordem e-r-d. </text:span></text:p>
      <text:p text:style-name="P49">noh *anterior (noh *x) {</text:p>
      <text:p text:style-name="P49"><text:tab/>if (x-&gt;esq != NULL) {</text:p>
      <text:p text:style-name="P49"><text:soft-page-break/><text:tab/><text:tab/>noh *y = x-&gt;esq; </text:p>
      <text:p text:style-name="P49"><text:tab/><text:tab/>while (y-&gt;dir != NULL) y = y-&gt;dir;</text:p>
      <text:p text:style-name="P49"><text:tab/><text:tab/>return y; </text:p>
      <text:p text:style-name="P49"><text:tab/>} </text:p>
      <text:p text:style-name="P49"><text:tab/>while (x-&gt;pai != NULL &amp;&amp; x-&gt;pai-&gt;esq == x) </text:p>
      <text:p text:style-name="P49"><text:tab/><text:tab/>x = x-&gt;pai;</text:p>
      <text:p text:style-name="P50"><text:tab/>return x→pai;</text:p>
      <text:p text:style-name="P50">}</text:p>
      <text:p text:style-name="P50"/>
      <text:p text:style-name="P50"/>
      <text:p text:style-name="P50"/>
      <text:p text:style-name="P50"/>
      <text:p text:style-name="P50"/>
      <text:p text:style-name="P4"><text:span text:style-name="T16">QUESTAO </text:span><text:span text:style-name="T1">11</text:span></text:p>
      <text:p text:style-name="P16"><text:span text:style-name="T1">//A função recebe um vetor que representa a expressão pos-fixa </text:span><text:span text:style-name="T17">cria-se uma pilha </text:span><text:span text:style-name="T18">que empilhara os </text:span></text:p>
      <text:p text:style-name="P17"><text:span text:style-name="T18">//elementos dessa expressao. </text:span><text:span text:style-name="T19">Desloca-se pelo vetor e toda vez que encontrar um numero este é </text:span></text:p>
      <text:p text:style-name="P45">//transformado em uma arvore que não tem filhos e que o numero é a raiz dessa arvore. </text:p>
      <text:p text:style-name="P45">//Esta arvore é empilhada na pilha de arvores e ao achar no vetor de expressao um sinal operatorio</text:p>
      <text:p text:style-name="P45">//desempilha duas arvores da pilha e as insere como subarvore na arvore em que tem como raiz um </text:p>
      <text:p text:style-name="P17"><text:span text:style-name="T19">//sinal operatorio. </text:span><text:span text:style-name="T20">E assim é feito até o fim do vetor criando-se assim uma arvore.</text:span></text:p>
      <text:p text:style-name="P46">void subArvores(char v[]){</text:p>
      <text:p text:style-name="P46"><text:tab/>int i;<text:tab/></text:p>
      <text:p text:style-name="P46"><text:tab/>noh *a;</text:p>
      <text:p text:style-name="P46"><text:tab/>noh *e,*d;</text:p>
      <text:p text:style-name="P46"><text:tab/>criapilha();</text:p>
      <text:p text:style-name="P46"><text:tab/>for(i=0;i&lt;strlen(v);i++){</text:p>
      <text:p text:style-name="P46"><text:tab/><text:tab/>if(v[i]=='+'){</text:p>
      <text:p text:style-name="P46"><text:tab/><text:tab/><text:tab/>d=desempilha();</text:p>
      <text:p text:style-name="P46"><text:tab/><text:tab/><text:tab/>e=desempilha();<text:tab/></text:p>
      <text:p text:style-name="P46"><text:tab/><text:tab/><text:tab/>a=arv_cria(v[i],e,d);</text:p>
      <text:p text:style-name="P46"><text:soft-page-break/><text:tab/><text:tab/><text:tab/>empilha(a);</text:p>
      <text:p text:style-name="P46"><text:tab/><text:tab/>}</text:p>
      <text:p text:style-name="P46"><text:tab/><text:tab/>if(v[i]=='*'){</text:p>
      <text:p text:style-name="P46"><text:tab/><text:tab/><text:tab/>d=desempilha();</text:p>
      <text:p text:style-name="P46"><text:tab/><text:tab/><text:tab/>e=desempilha();<text:tab/></text:p>
      <text:p text:style-name="P46"><text:tab/><text:tab/><text:tab/>a=arv_cria(v[i],e,d);</text:p>
      <text:p text:style-name="P46"><text:tab/><text:tab/><text:tab/>empilha(a);</text:p>
      <text:p text:style-name="P46"><text:tab/><text:tab/><text:tab/></text:p>
      <text:p text:style-name="P46"><text:tab/><text:tab/>}</text:p>
      <text:p text:style-name="P46"><text:tab/><text:tab/>if(v[i]=='-'){</text:p>
      <text:p text:style-name="P46"><text:tab/><text:tab/><text:tab/>d=desempilha();</text:p>
      <text:p text:style-name="P46"><text:tab/><text:tab/><text:tab/>e=desempilha();<text:tab/></text:p>
      <text:p text:style-name="P46"><text:tab/><text:tab/><text:tab/>a=arv_cria(v[i],e,d);</text:p>
      <text:p text:style-name="P46"><text:tab/><text:tab/><text:tab/>empilha(a);</text:p>
      <text:p text:style-name="P46"><text:tab/><text:tab/><text:tab/></text:p>
      <text:p text:style-name="P46"><text:tab/><text:tab/>}</text:p>
      <text:p text:style-name="P46"><text:tab/><text:tab/>if(v[i]=='/'){</text:p>
      <text:p text:style-name="P46"><text:tab/><text:tab/><text:tab/>d=desempilha();</text:p>
      <text:p text:style-name="P46"><text:tab/><text:tab/><text:tab/>e=desempilha();<text:tab/></text:p>
      <text:p text:style-name="P46"><text:tab/><text:tab/><text:tab/>a=arv_cria(v[i],e,d);</text:p>
      <text:p text:style-name="P46"><text:tab/><text:tab/><text:tab/>empilha(a);</text:p>
      <text:p text:style-name="P46"><text:tab/><text:tab/><text:tab/></text:p>
      <text:p text:style-name="P46"><text:tab/><text:tab/>}</text:p>
      <text:p text:style-name="P46"><text:tab/><text:tab/>else if(v[i]&gt;='0' &amp;&amp; v[i]&lt;='9'){</text:p>
      <text:p text:style-name="P46"><text:tab/><text:tab/><text:tab/>empilha(arv_cria(0,inicializarArvore(),inicializarArvore()));</text:p>
      <text:p text:style-name="P46"><text:tab/><text:tab/>}</text:p>
      <text:p text:style-name="P46"><text:tab/><text:tab/> while (v[i] &gt;= '0' &amp;&amp; (v[i] &lt;= '9')){</text:p>
      <text:p text:style-name="P46"><text:tab/><text:tab/><text:tab/></text:p>
      <text:p text:style-name="P46"><text:tab/><text:tab/><text:tab/>valor=10 * desempilha()-&gt;conteudo + (v[i++] - '0')+'0';</text:p>
      <text:p text:style-name="P46"><text:s text:c="12"/><text:tab/><text:tab/>empilha(arv_cria(valor,inicializarArvore(),inicializarArvore()));</text:p>
      <text:p text:style-name="P46"><text:soft-page-break/><text:s text:c="7"/><text:tab/><text:tab/>}</text:p>
      <text:p text:style-name="P46"><text:tab/>}</text:p>
      <text:p text:style-name="P46">}</text:p>
      <text:p text:style-name="P36"/>
      <text:p text:style-name="P36"/>
      <text:p text:style-name="P36"/>
      <text:p text:style-name="P36"/>
      <text:p text:style-name="P36"/>
      <text:p text:style-name="P4"><text:span text:style-name="T16">QUESTAO </text:span><text:span text:style-name="T1">12</text:span></text:p>
      <text:p text:style-name="P53">// Recebe a raiz de uma árvore binária e retorna true caso a árvore seja de busca.</text:p>
      <text:p text:style-name="P54">//Considerando que foi definido o tipo bool.</text:p>
      <text:p text:style-name="P53">bool Busca (arvore r) {</text:p>
      <text:p text:style-name="P53"><text:tab/>if (r != NULL) {</text:p>
      <text:p text:style-name="P53"><text:tab/><text:tab/>bool e = Busca (r-&gt;esq);</text:p>
      <text:p text:style-name="P53"><text:tab/><text:tab/>bool d = Busca (r-&gt;dir);</text:p>
      <text:p text:style-name="P53"><text:tab/><text:tab/>if(r-&gt;dir-&gt;chave &gt;= r-&gt;chave &amp;&amp; r-&gt;esq-&gt;chave &lt;= r-&gt;chave &amp;&amp; e &amp;&amp; d) </text:p>
      <text:p text:style-name="P53"><text:tab/><text:tab/><text:tab/>return true;</text:p>
      <text:p text:style-name="P53"><text:tab/><text:tab/>else return false;</text:p>
      <text:p text:style-name="P53"><text:tab/>}</text:p>
      <text:p text:style-name="P53"><text:tab/>return true;</text:p>
      <text:p text:style-name="P53">}</text:p>
      <text:p text:style-name="P36"/>
      <text:p text:style-name="P36"/>
      <text:p text:style-name="P36"/>
      <text:p text:style-name="P36"/>
      <text:p text:style-name="P36"/>
      <text:p text:style-name="P5"><text:span text:style-name="T16">QUESTAO </text:span><text:span text:style-name="T1">13</text:span></text:p>
      <text:p text:style-name="P24"><text:span text:style-name="T1">//Transforma um vetor </text:span><text:span text:style-name="T36">que é </text:span><text:span text:style-name="T1">crescente em uma árvore binária de busca balanceada.</text:span></text:p>
      <text:p text:style-name="P55">void balancearArvoreBinaria (arvore r, int vetor[], int inicio, int fim)</text:p>
      <text:p text:style-name="P55">{</text:p>
      <text:p text:style-name="P55"><text:soft-page-break/><text:tab/>if (inicio &lt;= fim)</text:p>
      <text:p text:style-name="P55"><text:tab/>{</text:p>
      <text:p text:style-name="P55"><text:tab/><text:tab/>int meio = (inicio+fim)/2;</text:p>
      <text:p text:style-name="P55"><text:tab/><text:tab/>noh *novo;</text:p>
      <text:p text:style-name="P55"><text:tab/><text:tab/>novo = malloc (sizeof (noh));</text:p>
      <text:p text:style-name="P55"><text:tab/><text:tab/>novo-&gt;chave = vetor[meio];</text:p>
      <text:p text:style-name="P55"><text:tab/><text:tab/>novo-&gt;esq = novo-&gt;dir = NULL;</text:p>
      <text:p text:style-name="P55"><text:tab/><text:tab/>inserir( r, novo);</text:p>
      <text:p text:style-name="P55"><text:tab/><text:tab/>balancearArvoreBinaria ( r, vetor, inicio, meio-1);</text:p>
      <text:p text:style-name="P55"><text:tab/><text:tab/>balancearArvoreBinaria ( r, vetor, meio+1, fim);</text:p>
      <text:p text:style-name="P55"><text:tab/>}</text:p>
      <text:p text:style-name="P55">}</text:p>
      <text:p text:style-name="P37"/>
      <text:p text:style-name="P37"/>
      <text:p text:style-name="P37"/>
      <text:p text:style-name="P37"/>
      <text:p text:style-name="P37"/>
      <text:p text:style-name="P5"><text:span text:style-name="T16">QUESTAO </text:span><text:span text:style-name="T1">14</text:span></text:p>
      <text:p text:style-name="P56"><text:tab/><text:tab/> <text:s text:c="5"/>50</text:p>
      <text:p text:style-name="P56"><text:tab/> <text:tab/> <text:s text:c="3"/>/ <text:s text:c="6"/>\</text:p>
      <text:p text:style-name="P56"><text:tab/><text:tab/> 30 <text:s text:c="7"/>70</text:p>
      <text:p text:style-name="P56"><text:s text:c="7"/><text:tab/> <text:s text:c="10"/>/ <text:s text:c="4"/>\ <text:s text:c="5"/>/ <text:s text:c="3"/>\</text:p>
      <text:p text:style-name="P56"><text:s text:c="6"/><text:tab/> <text:s text:c="7"/>20 <text:s text:c="4"/>40 <text:s/>60 <text:s text:c="3"/>80</text:p>
      <text:p text:style-name="P56"><text:s text:c="19"/>/ <text:s/>\ <text:s text:c="5"/>/ <text:s text:c="2"/>\</text:p>
      <text:p text:style-name="P56"><text:s text:c="17"/>15 <text:s/>25 35 <text:s/>45</text:p>
      <text:p text:style-name="P56"><text:tab/> <text:s text:c="18"/>\</text:p>
      <text:p text:style-name="P56"><text:tab/> <text:s text:c="19"/>36</text:p>
      <text:p text:style-name="P37"/>
      <text:p text:style-name="P37"/>
      <text:p text:style-name="P37"/>
      <text:p text:style-name="P37"/>
      <text:p text:style-name="P37"><text:soft-page-break/></text:p>
      <text:p text:style-name="P5"><text:span text:style-name="T16">QUESTAO </text:span><text:span text:style-name="T1">15</text:span></text:p>
      <text:p text:style-name="P47">#include&lt;stdio.h&gt;</text:p>
      <text:p text:style-name="P47">#include&lt;stdlib.h&gt;</text:p>
      <text:p text:style-name="P47">#define troca (A, B) { int t = A; A = B; B = t; }</text:p>
      <text:p text:style-name="P47">#define N 100</text:p>
      <text:p text:style-name="P47"/>
      <text:p text:style-name="P47">//ARVORE</text:p>
      <text:p text:style-name="P47">//define a estrutura que representa o no da arvore</text:p>
      <text:p text:style-name="P47">typedef struct reg {</text:p>
      <text:p text:style-name="P47"><text:s text:c="3"/>int conteudo;</text:p>
      <text:p text:style-name="P47"><text:s text:c="3"/>struct reg *pai;</text:p>
      <text:p text:style-name="P47"><text:s text:c="3"/>struct reg *esq, *dir;</text:p>
      <text:p text:style-name="P47">} noh;</text:p>
      <text:p text:style-name="P47">noh fila[N];//cria uma fila de prioridades em um vetor </text:p>
      <text:p text:style-name="P47">noh* inicializarArvore(){//inicializa a arvore</text:p>
      <text:p text:style-name="P47"><text:tab/>return NULL;</text:p>
      <text:p text:style-name="P47">}</text:p>
      <text:p text:style-name="P47">int arvoreVazia(noh *raiz){//testa se a arvore ta vazia</text:p>
      <text:p text:style-name="P47"><text:tab/>if(!raiz) return (1);</text:p>
      <text:p text:style-name="P47"><text:tab/>else return (0);</text:p>
      <text:p text:style-name="P47"/>
      <text:p text:style-name="P47">}</text:p>
      <text:p text:style-name="P47">noh* arv_cria(int c, noh* sae, noh* sad)//cria a subarvore</text:p>
      <text:p text:style-name="P47">{</text:p>
      <text:p text:style-name="P47"><text:tab/> noh* p=(noh*)malloc(sizeof(noh));</text:p>
      <text:p text:style-name="P47"><text:tab/> if(p==NULL) exit(1);</text:p>
      <text:p text:style-name="P47"><text:tab/> p-&gt;conteudo = c;</text:p>
      <text:p text:style-name="P47"><text:tab/> p-&gt;esq = sae;</text:p>
      <text:p text:style-name="P47"><text:tab/> p-&gt;dir = sad;</text:p>
      <text:p text:style-name="P47"><text:soft-page-break/><text:tab/> sae-&gt;pai=p;</text:p>
      <text:p text:style-name="P47"><text:tab/> sad-&gt;pai=p;</text:p>
      <text:p text:style-name="P47"><text:tab/> return p;</text:p>
      <text:p text:style-name="P47">}</text:p>
      <text:p text:style-name="P47">noh* arv_libera (noh* a){//liberar a subarvore de acordo com o nó</text:p>
      <text:p text:style-name="P47"><text:s/>if (!arv_vazia(a)){</text:p>
      <text:p text:style-name="P47"><text:tab/> arv_libera(a-&gt;esq); /* libera sae */</text:p>
      <text:p text:style-name="P47"><text:tab/> arv_libera(a-&gt;dir); /* libera sad */</text:p>
      <text:p text:style-name="P47"><text:tab/> free(a); /* libera raiz */</text:p>
      <text:p text:style-name="P47"><text:s/>}</text:p>
      <text:p text:style-name="P47"><text:s/>return NULL;</text:p>
      <text:p text:style-name="P47">}</text:p>
      <text:p text:style-name="P47">int arv_vazia (noh* a)</text:p>
      <text:p text:style-name="P47">{</text:p>
      <text:p text:style-name="P47"><text:s/><text:tab/>return a==NULL;</text:p>
      <text:p text:style-name="P47">}</text:p>
      <text:p text:style-name="P47">//FILA DE PRIORIDADES</text:p>
      <text:p text:style-name="P47">// A função recebe um vetor A[1..m−1] e rearranja este de modo a transformar o vetor em um max-heap.</text:p>
      <text:p text:style-name="P47">void corrige-subindo(int A[], int m){//</text:p>
      <text:p text:style-name="P47"><text:tab/>int i=m;</text:p>
      <text:p text:style-name="P47"><text:tab/> if (r != NULL) {</text:p>
      <text:p text:style-name="P47"><text:s text:c="6"/><text:tab/><text:tab/>erd (r-&gt;esq);</text:p>
      <text:p text:style-name="P47"><text:s text:c="6"/><text:tab/><text:tab/>erd (r-&gt;dir); </text:p>
      <text:p text:style-name="P47"><text:tab/><text:tab/>if(r-&gt;dir-&gt;conteudo &lt; r-esq-&gt;conteudo){</text:p>
      <text:p text:style-name="P47"><text:tab/><text:tab/><text:tab/>if(r-&gt;conteudo&lt;r-&gt;esq-&gt;conteudo){</text:p>
      <text:p text:style-name="P47"><text:tab/><text:tab/><text:tab/><text:tab/>int tmp=r-&gt;conteudo;</text:p>
      <text:p text:style-name="P47"><text:tab/><text:tab/><text:tab/><text:tab/>r-&gt;conteduo=r-&gt;esq-&gt;conteduo;</text:p>
      <text:p text:style-name="P47"><text:tab/><text:tab/><text:tab/><text:tab/>r-&gt;esq-&gt;conteduo=tmp;</text:p>
      <text:p text:style-name="P47"><text:tab/><text:tab/><text:tab/>}</text:p>
      <text:p text:style-name="P47"><text:soft-page-break/><text:tab/><text:tab/>}</text:p>
      <text:p text:style-name="P47"><text:tab/><text:tab/>else if(r-&gt;dir-&gt;conteudo &gt; r-esq-&gt;conteudo){</text:p>
      <text:p text:style-name="P47"><text:tab/><text:tab/><text:tab/>if(r-&gt;conteudo &lt; r-&gt;dir-&gt;conteudo){</text:p>
      <text:p text:style-name="P47"><text:tab/><text:tab/><text:tab/><text:tab/>int tmp=r-&gt;conteudo;</text:p>
      <text:p text:style-name="P47"><text:tab/><text:tab/><text:tab/><text:tab/>r-&gt;conteduo=r-&gt;dir-&gt;conteduo;</text:p>
      <text:p text:style-name="P47"><text:tab/><text:tab/><text:tab/><text:tab/>r-&gt;dir-&gt;conteduo=tmp;</text:p>
      <text:p text:style-name="P47"><text:tab/><text:tab/><text:tab/>}</text:p>
      <text:p text:style-name="P47"><text:tab/><text:tab/>}</text:p>
      <text:p text:style-name="P47"><text:s text:c="3"/><text:tab/>}</text:p>
      <text:p text:style-name="P47"/>
      <text:p text:style-name="P47">}</text:p>
      <text:p text:style-name="P47">//A ideia da função é: se A[i] é maior ou igual que seus filhos então não é preciso fazer nada; senão, troque A[i] com o maior dos filhos e repita o </text:p>
      <text:p text:style-name="P47">//processo para o filho envolvido na troca.</text:p>
      <text:p text:style-name="P47">void corrige-descendo(int A[], int n, int i){</text:p>
      <text:p text:style-name="P47"><text:tab/>int j=i;</text:p>
      <text:p text:style-name="P47"><text:tab/> if (r != NULL) {</text:p>
      <text:p text:style-name="P47"><text:tab/><text:tab/>if(r-&gt;dir-&gt;conteudo &lt; r-esq-&gt;conteudo){</text:p>
      <text:p text:style-name="P47"><text:tab/><text:tab/><text:tab/>if(r-&gt;conteudo&lt;r-&gt;esq-&gt;conteudo){</text:p>
      <text:p text:style-name="P47"><text:tab/><text:tab/><text:tab/><text:tab/>int tmp=r-&gt;conteudo;</text:p>
      <text:p text:style-name="P47"><text:tab/><text:tab/><text:tab/><text:tab/>r-&gt;conteduo=r-&gt;esq-&gt;conteduo;</text:p>
      <text:p text:style-name="P47"><text:tab/><text:tab/><text:tab/><text:tab/>r-&gt;esq-&gt;conteduo=tmp;</text:p>
      <text:p text:style-name="P47"><text:tab/><text:tab/><text:tab/>}</text:p>
      <text:p text:style-name="P47"><text:tab/><text:tab/>}</text:p>
      <text:p text:style-name="P47"><text:tab/><text:tab/>else if(r-&gt;dir-&gt;conteudo &gt; r-esq-&gt;conteudo){</text:p>
      <text:p text:style-name="P18"><text:span text:style-name="T16"><text:tab/><text:tab/><text:tab/>if(r-&gt;conteudo</text:span><text:span text:style-name="T1"> &lt; r-&gt;dir-&gt;conteudo){</text:span></text:p>
      <text:p text:style-name="P51"><text:tab/><text:tab/><text:tab/><text:tab/>int tmp=r-&gt;conteudo;</text:p>
      <text:p text:style-name="P51"><text:tab/><text:tab/><text:tab/><text:tab/>r-&gt;conteduo=r-&gt;dir-&gt;conteduo;</text:p>
      <text:p text:style-name="P51"><text:tab/><text:tab/><text:tab/><text:tab/>r-&gt;dir-&gt;conteduo=tmp;</text:p>
      <text:p text:style-name="P51"><text:tab/><text:tab/><text:tab/>}</text:p>
      <text:p text:style-name="P51"><text:soft-page-break/><text:tab/><text:tab/>}</text:p>
      <text:p text:style-name="P51"><text:tab/><text:tab/>erd (r-&gt;esq);</text:p>
      <text:p text:style-name="P51"><text:s text:c="6"/><text:tab/><text:tab/>erd (r-&gt;dir); </text:p>
      <text:p text:style-name="P51"><text:s text:c="3"/><text:tab/>}</text:p>
      <text:p text:style-name="P51"/>
      <text:p text:style-name="P51">}</text:p>
      <text:p text:style-name="P51">//cria a fila de prioridade</text:p>
      <text:p text:style-name="P51">void criafila (void) {</text:p>
      <text:p text:style-name="P51"><text:s text:c="3"/>p = 0; u = 0;</text:p>
      <text:p text:style-name="P51">}</text:p>
      <text:p text:style-name="P51">//testa pra saber se a fila esta vazia</text:p>
      <text:p text:style-name="P51">int filavazia (void) {</text:p>
      <text:p text:style-name="P51"><text:s text:c="3"/>return p &gt;= u;</text:p>
      <text:p text:style-name="P51">}</text:p>
      <text:p text:style-name="P51">//remove da fila e corrige a fila de prioridade</text:p>
      <text:p text:style-name="P51">noh* tiradafila (void) {</text:p>
      <text:p text:style-name="P51"><text:s text:c="3"/>noh i= fila[p++];</text:p>
      <text:p text:style-name="P51"><text:s text:c="3"/>corrige-descendo(A,n,i);</text:p>
      <text:p text:style-name="P51"><text:s text:c="3"/>return i;</text:p>
      <text:p text:style-name="P51">}</text:p>
      <text:p text:style-name="P51">//coloca na fial e corrige a fila de prioridade</text:p>
      <text:p text:style-name="P51">void colocanafila (noh y) {</text:p>
      <text:p text:style-name="P51"><text:s text:c="3"/>fila[u++] = y;</text:p>
      <text:p text:style-name="P51"><text:s text:c="3"/>corrige-subindo(A,i);</text:p>
      <text:p text:style-name="P51">}</text:p>
      <text:p text:style-name="P51"/>
      <text:p text:style-name="P51">void movimentarNaFila (noh r) {</text:p>
      <text:p text:style-name="P51"><text:s text:c="3"/>criafila (); <text:s/>// cria a fila</text:p>
      <text:p text:style-name="P51"><text:s text:c="3"/>colocanafila (r);//coloca na fila</text:p>
      <text:p text:style-name="P51"><text:s text:c="3"/>while (1) {</text:p>
      <text:p text:style-name="P51"><text:soft-page-break/><text:s text:c="6"/>x = tiradafila ();//remove da fila</text:p>
      <text:p text:style-name="P51"><text:s text:c="6"/>if (x != NULL) {</text:p>
      <text:p text:style-name="P51"><text:s text:c="9"/>colocanafila(x);</text:p>
      <text:p text:style-name="P51"><text:s text:c="9"/>colocanafila (x-&gt;esq);</text:p>
      <text:p text:style-name="P51"><text:s text:c="6"/>}</text:p>
      <text:p text:style-name="P51"><text:s text:c="6"/>else {</text:p>
      <text:p text:style-name="P51"><text:s text:c="9"/>if (filavazia ()) break;</text:p>
      <text:p text:style-name="P51"><text:s text:c="9"/>x = tiradafila ();//remover da fila</text:p>
      <text:p text:style-name="P51"><text:s text:c="9"/>colocanafila (x-&gt;dir);</text:p>
      <text:p text:style-name="P51"><text:s text:c="6"/>}</text:p>
      <text:p text:style-name="P51"><text:s text:c="3"/>}</text:p>
      <text:p text:style-name="P51"/>
      <text:p text:style-name="P51">}</text:p>
      <text:p text:style-name="P48"/>
      <text:p text:style-name="P48"/>
      <text:p text:style-name="P48"/>
      <text:p text:style-name="P48"/>
      <text:p text:style-name="P48"/>
      <text:p text:style-name="P5"><text:span text:style-name="T16">QUESTAO </text:span><text:span text:style-name="T1">16</text:span></text:p>
      <text:p text:style-name="P57">// Devolve a altura da árvore binária</text:p>
      <text:p text:style-name="P57">// cuja raiz é r.</text:p>
      <text:p text:style-name="P57">int altura (arvore r) {</text:p>
      <text:p text:style-name="P57"><text:tab/>if (r == NULL)</text:p>
      <text:p text:style-name="P57"><text:tab/><text:tab/>return -1; // altura da árvore vazia</text:p>
      <text:p text:style-name="P57"><text:tab/>else {</text:p>
      <text:p text:style-name="P57"><text:tab/><text:tab/>int he = altura (r-&gt;esq);</text:p>
      <text:p text:style-name="P57"><text:tab/><text:tab/>int hd = altura (r-&gt;dir);</text:p>
      <text:p text:style-name="P57"><text:tab/><text:tab/>if (he &lt; hd) return hd + 1;</text:p>
      <text:p text:style-name="P57"><text:tab/><text:tab/>else return he + 1;</text:p>
      <text:p text:style-name="P57"><text:tab/>}</text:p>
      <text:p text:style-name="P57"><text:soft-page-break/>}</text:p>
      <text:p text:style-name="P57">//Preenche o campo fb de cada nó da arvore</text:p>
      <text:p text:style-name="P57">void preencherFB(arvore r){</text:p>
      <text:p text:style-name="P57"><text:tab/>if (r != NULL) {</text:p>
      <text:p text:style-name="P57"><text:tab/><text:tab/>preencherFB (r-&gt;esq);</text:p>
      <text:p text:style-name="P57"><text:tab/><text:tab/>r-&gt;fb = altura(r-&gt;esq) - altura(r-&gt;dir);</text:p>
      <text:p text:style-name="P57"><text:tab/><text:tab/>preencherFB (r-&gt;dir);</text:p>
      <text:p text:style-name="P57"><text:tab/><text:tab/>}</text:p>
      <text:p text:style-name="P57">}</text:p>
      <text:p text:style-name="P57"/>
      <text:p text:style-name="P57"/>
      <text:p text:style-name="P57"/>
      <text:p text:style-name="P57"/>
      <text:p text:style-name="P57"/>
      <text:p text:style-name="P5"><text:span text:style-name="T16">QUESTAO </text:span><text:span text:style-name="T1">17</text:span></text:p>
      <text:p text:style-name="P58">//Transforma um vetor crescente em uma árvore</text:p>
      <text:p text:style-name="P58">//binária de busca balanceada.</text:p>
      <text:p text:style-name="P58">void balancearArvoreBinaria (arvore r, int vetor[], int inicio, int fim)</text:p>
      <text:p text:style-name="P58">{</text:p>
      <text:p text:style-name="P58"><text:tab/>if (inicio &lt;= fim)</text:p>
      <text:p text:style-name="P58"><text:tab/>{</text:p>
      <text:p text:style-name="P58"><text:tab/><text:tab/>int meio = (inicio+fim)/2;</text:p>
      <text:p text:style-name="P58"><text:tab/><text:tab/>noh *novo;</text:p>
      <text:p text:style-name="P58"><text:tab/><text:tab/>novo = malloc (sizeof (noh));</text:p>
      <text:p text:style-name="P58"><text:tab/><text:tab/>novo-&gt;chave = vetor[meio];</text:p>
      <text:p text:style-name="P58"><text:tab/><text:tab/>novo-&gt;esq = novo-&gt;dir = NULL;</text:p>
      <text:p text:style-name="P58"><text:tab/><text:tab/>inserir( r, novo);</text:p>
      <text:p text:style-name="P58"><text:tab/><text:tab/>balancearArvoreBinaria ( r, vetor, inicio, meio-1);</text:p>
      <text:p text:style-name="P58"><text:tab/><text:tab/>balancearArvoreBinaria ( r, vetor, meio+1, fim);</text:p>
      <text:p text:style-name="P58"><text:tab/>}</text:p>
      <text:p text:style-name="P58"><text:soft-page-break/>}</text:p>
      <text:p text:style-name="P58">// Recebe a raiz r de uma árvore binária de busca</text:p>
      <text:p text:style-name="P58">// e transforma em uma arvore de busca balanceada</text:p>
      <text:p text:style-name="P58">arvore transformarArvore(arvore r){</text:p>
      <text:p text:style-name="P58"><text:tab/>int *vetor = malloc(sizeof(int));</text:p>
      <text:p text:style-name="P58"><text:tab/>arvoreVetor( r, vetor);</text:p>
      <text:p text:style-name="P58"><text:tab/>arvore nova;</text:p>
      <text:p text:style-name="P58"><text:tab/>balancearArvoreBinaria ( nova, vetor, 0, sizeof(vetor)/sizeof(int));</text:p>
      <text:p text:style-name="P58">}</text:p>
      <text:p text:style-name="P58">//Recebe a raiz de uma arvore binaria</text:p>
      <text:p text:style-name="P58">//e a transforma em um vetor de ordem crescente</text:p>
      <text:p text:style-name="P58">void arvoreVetor (arvore r, int* vetor) {</text:p>
      <text:p text:style-name="P58"><text:tab/>if (r != NULL) {</text:p>
      <text:p text:style-name="P58"><text:tab/><text:tab/>arvoreVetor (r-&gt;esq);</text:p>
      <text:p text:style-name="P58"><text:tab/><text:tab/>vetor = realloc(vetor,((sizeof(vetor)/sizeof(int))+ 1) *sizeof(int));</text:p>
      <text:p text:style-name="P58"><text:tab/><text:tab/>vetor[(sizeof(vetor)/sizeof(int))-1] = r-&gt;chave;</text:p>
      <text:p text:style-name="P58"><text:tab/><text:tab/>arvoreVetor (r-&gt;dir);</text:p>
      <text:p text:style-name="P58"><text:tab/>}</text:p>
      <text:p text:style-name="P58">}</text:p>
      <text:p text:style-name="P58"/>
      <text:p text:style-name="P58"/>
      <text:p text:style-name="P58"/>
      <text:p text:style-name="P58"/>
      <text:p text:style-name="P58"/>
      <text:p text:style-name="P5"><text:span text:style-name="T16">QUESTAO </text:span><text:span text:style-name="T1">18</text:span></text:p>
      <text:p text:style-name="P61">#include&lt;stdio.h&gt;</text:p>
      <text:p text:style-name="P61">#include&lt;stdlib.h&gt;</text:p>
      <text:p text:style-name="P61">#define M 13</text:p>
      <text:p text:style-name="P61">// Tamanho da tabela.</text:p>
      <text:p text:style-name="P61"/>
      <text:p text:style-name="P61"><text:soft-page-break/>#define hash(v, M) (v % M)</text:p>
      <text:p text:style-name="P61">// Transforma uma chave v em um índice no intervalo 0..M-1.</text:p>
      <text:p text:style-name="P61">//<text:span text:style-name="T63">struct que define o objeto</text:span></text:p>
      <text:p text:style-name="P61">typedef struct {</text:p>
      <text:p text:style-name="P61"><text:s text:c="3"/>int chave;</text:p>
      <text:p text:style-name="P61"><text:s text:c="3"/>int valor;</text:p>
      <text:p text:style-name="P61">} tipoObjeto;</text:p>
      <text:p text:style-name="P61"/>
      <text:p text:style-name="P61">tipoObjeto objetonulo;</text:p>
      <text:p text:style-name="P61"/>
      <text:p text:style-name="P61">//contagem </text:p>
      <text:p text:style-name="P61">struct reg {</text:p>
      <text:p text:style-name="P61"><text:s text:c="3"/>int <text:s text:c="4"/>chave, ocorr; </text:p>
      <text:p text:style-name="P61"><text:s text:c="3"/>struct reg *prox;</text:p>
      <text:p text:style-name="P61">};</text:p>
      <text:p text:style-name="P61">typedef struct reg celula;</text:p>
      <text:p text:style-name="P61"/>
      <text:p text:style-name="P61">celula **tb;</text:p>
      <text:p text:style-name="P61">//contagem por sondagem linear</text:p>
      <text:p text:style-name="P61">struct reg {</text:p>
      <text:p text:style-name="P61"><text:s text:c="3"/>int <text:s text:c="4"/>chave, ocorr; </text:p>
      <text:p text:style-name="P61"><text:s text:c="3"/>struct reg *prox;</text:p>
      <text:p text:style-name="P61">};</text:p>
      <text:p text:style-name="P61">typedef struct reg celula;</text:p>
      <text:p text:style-name="P61">//<text:span text:style-name="T62">struct que define o nó</text:span></text:p>
      <text:p text:style-name="P61">struct STnode {</text:p>
      <text:p text:style-name="P61"><text:s text:c="3"/>tipoObjeto obj; </text:p>
      <text:p text:style-name="P61"><text:s text:c="3"/>struct STnode * next;</text:p>
      <text:p text:style-name="P61">} ;</text:p>
      <text:p text:style-name="P61">typedef struct STnode *link;</text:p>
      <text:p text:style-name="P61"><text:soft-page-break/></text:p>
      <text:p text:style-name="P61">//<text:span text:style-name="T61">criação da tabela</text:span></text:p>
      <text:p text:style-name="P61">link *tab;</text:p>
      <text:p text:style-name="P61">//<text:span text:style-name="T61">iniciar tabela</text:span></text:p>
      <text:p text:style-name="P61">void STinit() </text:p>
      <text:p text:style-name="P61">{ </text:p>
      <text:p text:style-name="P61"><text:s text:c="3"/>int h;</text:p>
      <text:p text:style-name="P61"><text:s text:c="3"/>tab = malloc(M * sizeof (link));</text:p>
      <text:p text:style-name="P61"><text:s text:c="3"/>for (h = 0; h &lt; M; h++) </text:p>
      <text:p text:style-name="P61"><text:s text:c="6"/>tab[h] = NULL; </text:p>
      <text:p text:style-name="P61">}</text:p>
      <text:p text:style-name="P61">//<text:span text:style-name="T60">inserir novo obj na tabela </text:span></text:p>
      <text:p text:style-name="P61">void STinsert(tipoObjeto obj) </text:p>
      <text:p text:style-name="P61">{ </text:p>
      <text:p text:style-name="P61"><text:s text:c="3"/>int h, v;</text:p>
      <text:p text:style-name="P61"><text:s text:c="3"/>v = obj.chave;</text:p>
      <text:p text:style-name="P61"><text:s text:c="3"/>h = hash(v, M);</text:p>
      <text:p text:style-name="P61"><text:s text:c="3"/>link novo = malloc(sizeof (link));</text:p>
      <text:p text:style-name="P61"><text:s text:c="3"/>novo-&gt;obj = obj;</text:p>
      <text:p text:style-name="P61"><text:s text:c="3"/>novo-&gt;next = tab[h];</text:p>
      <text:p text:style-name="P61"><text:s text:c="3"/>tab[h] = novo;</text:p>
      <text:p text:style-name="P61">}</text:p>
      <text:p text:style-name="P61">//<text:span text:style-name="T64">pesquisar pelo valor que foi enviado para a função. Caso exista retorna o objeto desse valor</text:span></text:p>
      <text:p text:style-name="P61">//<text:span text:style-name="T65">caso não exista retornar o objetonulo</text:span></text:p>
      <text:p text:style-name="P61">tipoObjeto STsearch(int v) </text:p>
      <text:p text:style-name="P61">{ </text:p>
      <text:p text:style-name="P61"><text:s text:c="3"/>link t;</text:p>
      <text:p text:style-name="P61"><text:s text:c="3"/>int h;</text:p>
      <text:p text:style-name="P61"><text:s text:c="3"/>h = hash(v, M);</text:p>
      <text:p text:style-name="P61"><text:s text:c="3"/>for (t = tab[h]; t != NULL; t = t-&gt;next) </text:p>
      <text:p text:style-name="P61"><text:soft-page-break/><text:s text:c="6"/>if (t-&gt;obj.chave == v) break;</text:p>
      <text:p text:style-name="P61"><text:s text:c="3"/>if (t != NULL) return t-&gt;obj;</text:p>
      <text:p text:style-name="P61"><text:s text:c="3"/>return objetonulo;</text:p>
      <text:p text:style-name="P61">}</text:p>
      <text:p text:style-name="P61">//<text:span text:style-name="T66">contabilizador</text:span></text:p>
      <text:p text:style-name="P61">void contabiliza (int ch) {</text:p>
      <text:p text:style-name="P61"><text:s text:c="3"/>int h = hash (ch, M);</text:p>
      <text:p text:style-name="P61"><text:s text:c="3"/>celula *p = tb[h]; </text:p>
      <text:p text:style-name="P61"><text:s text:c="3"/>while (p != NULL &amp;&amp; p-&gt;chave != ch)</text:p>
      <text:p text:style-name="P61"><text:s text:c="6"/>p = p-&gt;prox;</text:p>
      <text:p text:style-name="P61"><text:s text:c="3"/>if (p != NULL) </text:p>
      <text:p text:style-name="P61"><text:s text:c="6"/>p-&gt;ocorr += 1;</text:p>
      <text:p text:style-name="P61"><text:s text:c="3"/>else {</text:p>
      <text:p text:style-name="P61"><text:s text:c="6"/>p = malloc (sizeof (celula));</text:p>
      <text:p text:style-name="P61"><text:s text:c="6"/>p-&gt;chave = ch;</text:p>
      <text:p text:style-name="P61"><text:s text:c="6"/>p-&gt;ocorr = 1;</text:p>
      <text:p text:style-name="P61"><text:s text:c="6"/>p-&gt;prox = tb[h]; <text:s text:c="6"/></text:p>
      <text:p text:style-name="P61"><text:s text:c="6"/>tb[h] = p; <text:s text:c="6"/></text:p>
      <text:p text:style-name="P61"><text:s text:c="3"/>}</text:p>
      <text:p text:style-name="P61">}</text:p>
      <text:p text:style-name="P61">//<text:span text:style-name="T67">contabilizador para sondagem linear</text:span></text:p>
      <text:p text:style-name="P61">void contabilizaSond (int ch) {</text:p>
      <text:p text:style-name="P61"><text:s text:c="3"/>int h = hash (ch, M);</text:p>
      <text:p text:style-name="P61"><text:s text:c="3"/>cell *p = tb[h]; </text:p>
      <text:p text:style-name="P61"><text:s text:c="3"/>while (p != NULL &amp;&amp; p-&gt;chave != ch)</text:p>
      <text:p text:style-name="P61"><text:s text:c="6"/>p = p-&gt;prox;</text:p>
      <text:p text:style-name="P61"><text:s text:c="3"/>if (p != NULL) </text:p>
      <text:p text:style-name="P61"><text:s text:c="6"/>p-&gt;ocorr += 1;</text:p>
      <text:p text:style-name="P61"><text:s text:c="3"/>else {</text:p>
      <text:p text:style-name="P61"><text:s text:c="6"/>p = malloc (sizeof (cell));</text:p>
      <text:p text:style-name="P61"><text:soft-page-break/><text:s text:c="6"/>p-&gt;chave = ch;</text:p>
      <text:p text:style-name="P61"><text:s text:c="6"/>p-&gt;ocorr = 1;</text:p>
      <text:p text:style-name="P61"><text:s text:c="6"/>p-&gt;prox = tb[h]; <text:s text:c="6"/></text:p>
      <text:p text:style-name="P61"><text:s text:c="6"/>tb[h] = p; <text:s text:c="6"/></text:p>
      <text:p text:style-name="P61"><text:s text:c="3"/>}</text:p>
      <text:p text:style-name="P61">}</text:p>
      <text:p text:style-name="P61">//printar na tela os valores</text:p>
      <text:p text:style-name="P61">void display() {</text:p>
      <text:p text:style-name="P61"><text:s text:c="3"/>int i = 0;</text:p>
      <text:p text:style-name="P61"><text:tab/></text:p>
      <text:p text:style-name="P61"><text:s text:c="3"/>for(i = 0; i&lt;M; i++) {</text:p>
      <text:p text:style-name="P61"><text:tab/></text:p>
      <text:p text:style-name="P61"><text:s text:c="6"/>if(tab[i] != NULL)</text:p>
      <text:p text:style-name="P61"><text:s text:c="9"/>printf(" (%d,%d)",tab[i]-&gt;obj.chave,tab[i]-&gt;obj.valor);</text:p>
      <text:p text:style-name="P61"><text:s text:c="6"/>else</text:p>
      <text:p text:style-name="P61"><text:s text:c="9"/>printf(" ~~ ");</text:p>
      <text:p text:style-name="P61"><text:s text:c="3"/>}</text:p>
      <text:p text:style-name="P61"><text:tab/></text:p>
      <text:p text:style-name="P61"><text:s text:c="3"/>printf("\n");</text:p>
      <text:p text:style-name="P61">}</text:p>
      <text:p text:style-name="P61">void main(void){</text:p>
      <text:p text:style-name="P62"><text:tab/>objetonulo.chave=0;</text:p>
      <text:p text:style-name="P63"><text:tab/>tb = (celula *)malloc (M * sizeof (celula *));</text:p>
      <text:p text:style-name="P61"><text:tab/>int v[]={17,21,19,4,26,30,37};</text:p>
      <text:p text:style-name="P61"><text:tab/>tipoObjeto novo;</text:p>
      <text:p text:style-name="P61"><text:tab/>int i;<text:tab/></text:p>
      <text:p text:style-name="P61"><text:tab/>STinit();</text:p>
      <text:p text:style-name="P61"><text:tab/>for(i=0;i&lt;7;i++) {</text:p>
      <text:p text:style-name="P61"><text:tab/><text:tab/>novo.chave=10*i;</text:p>
      <text:p text:style-name="P61"><text:tab/><text:tab/>novo.valor=v[i];</text:p>
      <text:p text:style-name="P61"><text:soft-page-break/><text:tab/><text:tab/>STinsert(novo);</text:p>
      <text:p text:style-name="P61"><text:tab/>}</text:p>
      <text:p text:style-name="P61"><text:tab/>display();</text:p>
      <text:p text:style-name="P61"/>
      <text:p text:style-name="P61">}</text:p>
      <text:p text:style-name="P37"/>
      <text:p text:style-name="P37"/>
      <text:p text:style-name="P37"/>
      <text:p text:style-name="P37"/>
      <text:p text:style-name="P37"/>
      <text:p text:style-name="P5"><text:span text:style-name="T16">QUESTAO </text:span><text:span text:style-name="T1">19</text:span></text:p>
      <text:p text:style-name="P59">#include&lt;stdio.h&gt;</text:p>
      <text:p text:style-name="P59">#include&lt;stdlib.h&gt;</text:p>
      <text:p text:style-name="P59">#define M 8191</text:p>
      <text:p text:style-name="P59">// Tamanho da tabela.</text:p>
      <text:p text:style-name="P59"/>
      <text:p text:style-name="P59">#define hash(v, M) (v % M)</text:p>
      <text:p text:style-name="P59">// Transforma uma chave v em um índice no intervalo 0..M-1.</text:p>
      <text:p text:style-name="P59"/>
      <text:p text:style-name="P59">typedef struct {</text:p>
      <text:p text:style-name="P59"><text:s text:c="3"/>int chave;</text:p>
      <text:p text:style-name="P59"><text:s text:c="3"/>int ocorr;</text:p>
      <text:p text:style-name="P59">} tipoObjeto;</text:p>
      <text:p text:style-name="P59"/>
      <text:p text:style-name="P59">tipoObjeto objetonulo;</text:p>
      <text:p text:style-name="P59">// Todas as chaves "válidas" são estritamente positivas.</text:p>
      <text:p text:style-name="P59"/>
      <text:p text:style-name="P25"><text:span text:style-name="T1">// Defini</text:span><text:span text:style-name="T37">cã</text:span><text:span text:style-name="T1">o de um nó das listas de colisões.</text:span></text:p>
      <text:p text:style-name="P59">typedef struct STnode *link;</text:p>
      <text:p text:style-name="P59">struct STnode {</text:p>
      <text:p text:style-name="P59"><text:soft-page-break/><text:s text:c="3"/>tipoObjeto obj; </text:p>
      <text:p text:style-name="P59"><text:s text:c="3"/>link <text:s text:c="6"/>next;</text:p>
      <text:p text:style-name="P59">} ;</text:p>
      <text:p text:style-name="P59"/>
      <text:p text:style-name="P59">// Tabela que aponta para as M listas de colisões.</text:p>
      <text:p text:style-name="P59">link *tab;</text:p>
      <text:p text:style-name="P59">//<text:span text:style-name="T69">A função salva em um arquivo .txt</text:span></text:p>
      <text:p text:style-name="P59">void salvar(int valor){</text:p>
      <text:p text:style-name="P59"><text:tab/>FILE*arq;</text:p>
      <text:p text:style-name="P59"><text:tab/>arq=fopen("numeros1.txt","r");</text:p>
      <text:p text:style-name="P59"><text:tab/>if(arq==NULL) arq=fopen("numeros1.txt","w");</text:p>
      <text:p text:style-name="P59"><text:tab/>else arq=fopen("numeros1.txt","a");</text:p>
      <text:p text:style-name="P59"><text:tab/>printf("%i",valor);</text:p>
      <text:p text:style-name="P59"><text:tab/>fprintf(arq,"%i\n",valor);</text:p>
      <text:p text:style-name="P59"><text:tab/></text:p>
      <text:p text:style-name="P59">}</text:p>
      <text:p text:style-name="P26"><text:span text:style-name="T1">// Inicializa uma tabela de s</text:span><text:span text:style-name="T38">i</text:span><text:span text:style-name="T1">mbolos que armazena </text:span></text:p>
      <text:p text:style-name="P60">// objetos. A espinha dorsal da tabela será um </text:p>
      <text:p text:style-name="P60">// vetor tab[0..M-1].</text:p>
      <text:p text:style-name="P59">void STinit() </text:p>
      <text:p text:style-name="P59">{ </text:p>
      <text:p text:style-name="P59"><text:s text:c="3"/>int h;</text:p>
      <text:p text:style-name="P59"><text:s text:c="3"/>tab = malloc(M * sizeof (link));</text:p>
      <text:p text:style-name="P59"><text:s text:c="3"/>for (h = 0; h &lt; M; h++) </text:p>
      <text:p text:style-name="P59"><text:s text:c="6"/>tab[h] = NULL; </text:p>
      <text:p text:style-name="P59">}</text:p>
      <text:p text:style-name="P59"/>
      <text:p text:style-name="P59">// Insere obj na tabela de símbolos.</text:p>
      <text:p text:style-name="P59">//</text:p>
      <text:p text:style-name="P59">void STinsert(tipoObjeto obj) </text:p>
      <text:p text:style-name="P59"><text:soft-page-break/>{ </text:p>
      <text:p text:style-name="P59"><text:tab/>int h, v;</text:p>
      <text:p text:style-name="P59"><text:tab/>v = obj.chave;</text:p>
      <text:p text:style-name="P59"><text:tab/>h = hash(v, M);</text:p>
      <text:p text:style-name="P59"><text:tab/>link t=tab[h];</text:p>
      <text:p text:style-name="P59"><text:tab/>for (t = tab[h]; t != NULL; t = t-&gt;next) { <text:s text:c="5"/></text:p>
      <text:p text:style-name="P59"><text:tab/><text:tab/>if (t-&gt;obj.chave == v) break;</text:p>
      <text:p text:style-name="P59"><text:tab/>}<text:tab/></text:p>
      <text:p text:style-name="P59"><text:tab/>if (t != NULL) </text:p>
      <text:p text:style-name="P59"><text:s text:c="6"/><text:tab/><text:tab/>t-&gt;obj.ocorr++;</text:p>
      <text:p text:style-name="P59"><text:tab/>if(t==NULL){</text:p>
      <text:p text:style-name="P59"><text:tab/><text:tab/>obj.ocorr=1;</text:p>
      <text:p text:style-name="P59"><text:tab/><text:tab/>link novo = malloc(sizeof (link));</text:p>
      <text:p text:style-name="P59"><text:tab/><text:tab/>novo-&gt;obj = obj;</text:p>
      <text:p text:style-name="P59"><text:tab/><text:tab/>novo-&gt;next = tab[h];</text:p>
      <text:p text:style-name="P59"><text:tab/><text:tab/>tab[h] = novo;</text:p>
      <text:p text:style-name="P59"><text:tab/><text:tab/>salvar(obj.chave);</text:p>
      <text:p text:style-name="P59"><text:tab/>}</text:p>
      <text:p text:style-name="P59">}</text:p>
      <text:p text:style-name="P59"/>
      <text:p text:style-name="P59">// Devolve um objeto cuja chave é v. Se tal objeto não existe,</text:p>
      <text:p text:style-name="P25"><text:span text:style-name="T1">// a fun</text:span><text:span text:style-name="T39">çã</text:span><text:span text:style-name="T1">o devolve um objeto fict</text:span><text:span text:style-name="T39">í</text:span><text:span text:style-name="T1">cio com chave nula.</text:span></text:p>
      <text:p text:style-name="P59">//</text:p>
      <text:p text:style-name="P59">tipoObjeto STsearch(int v) </text:p>
      <text:p text:style-name="P59">{ </text:p>
      <text:p text:style-name="P59"><text:s text:c="3"/>link t;</text:p>
      <text:p text:style-name="P59"><text:s text:c="3"/>int h;</text:p>
      <text:p text:style-name="P59"><text:s text:c="3"/>h = hash(v, M);</text:p>
      <text:p text:style-name="P59"><text:s text:c="3"/>for (t = tab[h]; t != NULL; t = t-&gt;next) { <text:s text:c="5"/></text:p>
      <text:p text:style-name="P59"><text:tab/>if (t-&gt;obj.chave == v) break;</text:p>
      <text:p text:style-name="P59"><text:soft-page-break/><text:tab/>}</text:p>
      <text:p text:style-name="P59"/>
      <text:p text:style-name="P59"><text:s text:c="3"/>if (t != NULL) return t-&gt;obj;</text:p>
      <text:p text:style-name="P59"><text:tab/></text:p>
      <text:p text:style-name="P59"><text:s text:c="3"/>return objetonulo;</text:p>
      <text:p text:style-name="P59">}</text:p>
      <text:p text:style-name="P59"/>
      <text:p text:style-name="P59">static void imprime ()</text:p>
      <text:p text:style-name="P59">{<text:tab/></text:p>
      <text:p text:style-name="P59"><text:tab/>link p;</text:p>
      <text:p text:style-name="P59"><text:tab/>int i=0;</text:p>
      <text:p text:style-name="P59"><text:tab/>for (i=0; i&lt;M; i++)</text:p>
      <text:p text:style-name="P59"><text:tab/><text:tab/>for (p=tab[i]; p!=NULL; p=p-&gt;next)</text:p>
      <text:p text:style-name="P59"><text:tab/><text:tab/><text:tab/>printf("key%i-ocorr%i\n",p-&gt;obj.chave,p-&gt;obj.ocorr);</text:p>
      <text:p text:style-name="P59">}</text:p>
      <text:p text:style-name="P59"/>
      <text:p text:style-name="P59">int main (void)</text:p>
      <text:p text:style-name="P59">{<text:tab/>objetonulo.chave = 0;</text:p>
      <text:p text:style-name="P59"><text:tab/>STinit();</text:p>
      <text:p text:style-name="P59"><text:tab/>FILE* fp;</text:p>
      <text:p text:style-name="P59"><text:tab/>fp=fopen("numeros.txt","rt");</text:p>
      <text:p text:style-name="P59"><text:tab/>if(fp==NULL) {</text:p>
      <text:p text:style-name="P59"><text:tab/><text:tab/>printf("ERRO na abertura do arquivo.\n");</text:p>
      <text:p text:style-name="P59"><text:tab/><text:tab/>return 0;</text:p>
      <text:p text:style-name="P59"><text:tab/>}</text:p>
      <text:p text:style-name="P59"><text:tab/>int c;</text:p>
      <text:p text:style-name="P59"><text:tab/>fscanf(fp,"%d",&amp;c);</text:p>
      <text:p text:style-name="P59"><text:tab/>tipoObjeto novo;</text:p>
      <text:p text:style-name="P59"><text:tab/>while(!feof(fp)){</text:p>
      <text:p text:style-name="P59"><text:tab/><text:tab/>novo.chave=c;</text:p>
      <text:p text:style-name="P59"><text:soft-page-break/><text:tab/><text:tab/>STinsert(novo);</text:p>
      <text:p text:style-name="P59"><text:tab/><text:tab/>fscanf(fp,"%d",&amp;c);</text:p>
      <text:p text:style-name="P59"><text:tab/>}</text:p>
      <text:p text:style-name="P59"><text:tab/>imprime();</text:p>
      <text:p text:style-name="P59"><text:tab/>return 0;</text:p>
      <text:p text:style-name="P59">}</text:p>
      <text:p text:style-name="P33">COMPLEXIDADE:<text:span text:style-name="T70"> </text:span><text:span text:style-name="T71">O(n)</text:span></text:p>
      <text:p text:style-name="P5"><text:span text:style-name="T16">QUESTAO </text:span><text:span text:style-name="T1">20</text:span></text:p>
      <text:p text:style-name="P19"><text:span text:style-name="T1">A questao pede a implementação de um algoritmo que exibi </text:span><text:span text:style-name="T21">o numero de</text:span><text:span text:style-name="T1"> vezes cada palavra ocorre em um dado texto. </text:span><text:span text:style-name="T22">A forma implementada aque usa a estrutura de dados Hash para deixar o algoritmo mais eficiente e mais agil. </text:span></text:p>
      <text:p text:style-name="P19"><text:span text:style-name="T23">Deve-se entender a priori que u</text:span><text:span text:style-name="T24">ma palavra é uma seqüência de uma ou mais letras (maiúsculas ou minúsculas) </text:span><text:span text:style-name="T25">e dessa forma </text:span><text:span text:style-name="T26">foi criado um tipo que representa cada palavra. O tipo chama-se “Palavra” e possui um contador de ocorrencia , a colisão com listas e um vetor que representa o tamanho da palavra. </text:span><text:span text:style-name="T27">Como na língua portuguesa a maior palavra possui 46 letras( segundo o site </text:span><text:a xlink:type="simple" xlink:href="https://www.normaculta.com.br/maior-palavra-da-lingua-portuguesa/" text:style-name="Internet_20_link" text:visited-style-name="Visited_20_Internet_20_Link">https://www.normaculta.com.br/maior-palavra-da-lingua-portuguesa/</text:a><text:span text:style-name="T27">) defini-se como padrão de tamanho de uma palavra 67 letras </text:span><text:span text:style-name="T28">dando uma margem de erro segura.</text:span></text:p>
      <text:p text:style-name="P20"><text:span text:style-name="T28">P</text:span><text:span text:style-name="T1">ara usar a tabela hash criou-se um vetor de palavras,que possui o tamanho maximo de 127 palavras, </text:span><text:span text:style-name="T29">para armazenar cada palavra que foi encontrada no texto.</text:span></text:p>
      <text:p text:style-name="P22"><text:span text:style-name="T29">O </text:span><text:span text:style-name="T1">pre-processameto é feito pela leitura de palavras. Captura-se uma seqüência de letras do arquivo texto, ou seja uma palavra, pulando os caracteres que não são letras e armazenando a seqüência de letras a partir da posição do cursor do arquivo.</text:span></text:p>
      <text:p text:style-name="P21"><text:span text:style-name="T29">O </text:span><text:span text:style-name="T1">processo de armazenamento</text:span><text:span text:style-name="T30"> das palavras lidas e da sua freqüência </text:span><text:span text:style-name="T1">na tabela hash é por meio de uma </text:span><text:span text:style-name="T30">tabela de dispersão</text:span><text:span text:style-name="T32">( que mapeia a chave de busca em um índice da tabela, que é soma os códigos dos caracteres que compõem a cadeia e tira o módulo dessa soma para se obter o índice da tabela)</text:span><text:span text:style-name="T30"> </text:span><text:span text:style-name="T1">e</text:span><text:span text:style-name="T30"> a própria palavra como chave de busca. </text:span><text:span text:style-name="T31">Assim, a partir de uma f</text:span><text:span text:style-name="T30">unção para obter a freqüência das palavras, dada uma palavra tent</text:span><text:span text:style-name="T31">a-se</text:span><text:span text:style-name="T30"> encontrá-l</text:span><text:span text:style-name="T31">a</text:span><text:span text:style-name="T30"> na tabela </text:span><text:span text:style-name="T31">e se</text:span><text:span text:style-name="T30"> não existir </text:span><text:span text:style-name="T31">é</text:span><text:span text:style-name="T30"> armazen</text:span><text:span text:style-name="T31">ada</text:span><text:span text:style-name="T30"> a palavra na tabela </text:span><text:span text:style-name="T31">e </text:span><text:span text:style-name="T30">se existir, incremente o número de ocorrências da palavra. </text:span><text:span text:style-name="T34">Isso é feito a partir de uma f</text:span><text:span text:style-name="T30">unção para acessar os elementos na tabela. </text:span><text:span text:style-name="T34">Dada</text:span><text:span text:style-name="T30"> uma palavra (chave de busca) </text:span><text:span text:style-name="T34">é retornado </text:span><text:span text:style-name="T30">o ponteiro da estrutura Palavra associada. </text:span><text:span text:style-name="T34">S</text:span><text:span text:style-name="T30">e a palavra ainda não existir na tabela, crie uma nova palavra e </text:span><text:span text:style-name="T34">é </text:span><text:span text:style-name="T30">forne</text:span><text:span text:style-name="T34">çido</text:span><text:span text:style-name="T30"> como retorno essa nova palavra criada.</text:span></text:p>
      <text:p text:style-name="P23"><text:span text:style-name="T30">P</text:span><text:span text:style-name="T1">ara finalizar </text:span><text:span text:style-name="T33">o que foi pedido na questao</text:span><text:span text:style-name="T1"> foi criada uma f</text:span><text:span text:style-name="T30">unção para exibir as ocorrências em ordem decrescente. </text:span><text:span text:style-name="T1">Foi</text:span><text:span text:style-name="T30"> cri</text:span><text:span text:style-name="T1">ado</text:span><text:span text:style-name="T30"> um vetor armazenando as palavras da tabela de dispersão </text:span><text:span text:style-name="T1">e</text:span><text:span text:style-name="T30"> orden</text:span><text:span text:style-name="T1">ando</text:span><text:span text:style-name="T30"> o vetor </text:span><text:span text:style-name="T1">para facilitar a vizualização quando</text:span><text:span text:style-name="T30"> exib</text:span><text:span text:style-name="T1">ir</text:span><text:span text:style-name="T30"> o conteúdo do vetor. </text:span><text:span text:style-name="T33">Além disso também foi criada uma função, baseada na função anterior, que mostra apenas as palavras para um dado numero de ocorrencias que o usuario que define.</text:span></text:p>
      <text:p text:style-name="P37"><text:soft-page-break/></text:p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10 Pitch" svg:font-family="'Courier 10 Pitch', Courier, monospace, 'Courier New'"/>
    <style:font-face style:name="monospace" svg:font-family="monospace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ab98" officeooo:paragraph-rsid="0005ab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07:12:02.377853862</meta:creation-date>
    <dc:date>2017-09-08T17:34:15.372807940</dc:date>
    <meta:editing-duration>PT4H18M48S</meta:editing-duration>
    <meta:editing-cycles>200</meta:editing-cycles>
    <meta:generator>LibreOffice/5.1.6.2$Linux_X86_64 LibreOffice_project/10m0$Build-2</meta:generator>
    <meta:document-statistic meta:table-count="1" meta:image-count="0" meta:object-count="0" meta:page-count="33" meta:paragraph-count="797" meta:word-count="3428" meta:character-count="21598" meta:non-whitespace-character-count="17339"/>
  </office:meta>
</office:document-meta>
</file>